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Text_20_body">
      <style:text-properties fo:font-size="6pt" style:font-size-asian="6pt" style:font-size-complex="6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2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6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</text:p>
      <text:p text:style-name="P9"/>
      <text:p text:style-name="P4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4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8500026834240391185" text:style-name="L1">
              <text:list-item>
                <text:p text:style-name="P62">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1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9">Номер источ-ника</text:p>
          </table:table-cell>
          <table:table-cell table:style-name="t16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6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5">Фон, нЗв/ч</text:p>
          </table:table-cell>
          <table:table-cell table:style-name="t16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4"><text:span text:style-name="T27">H</text:span><text:span text:style-name="T16">1</text:span></text:p>
          </table:table-cell>
          <table:table-cell table:style-name="t16.D3" office:value-type="string">
            <text:p text:style-name="P55"><text:span text:style-name="T7">H</text:span><text:span text:style-name="T16">2</text:span></text:p>
          </table:table-cell>
          <table:table-cell table:style-name="t16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9"><text:span text:style-name="T2">20</text:span> <text:span text:style-name="T10">мкЗв</text:span>/ч</text:p>
          </table:table-cell>
          <table:table-cell table:style-name="t16.B5" office:value-type="string">
            <text:p text:style-name="P50">$16-30</text:p>
          </table:table-cell>
          <table:table-cell table:style-name="t16.B5" office:value-type="string">
            <text:p text:style-name="P50">$16-40</text:p>
          </table:table-cell>
          <table:table-cell table:style-name="t16.B5" office:value-type="string">
            <text:p text:style-name="P50">$16-50</text:p>
          </table:table-cell>
          <table:table-cell table:style-name="t16.B5" office:value-type="string">
            <text:p text:style-name="P50">$16-60</text:p>
          </table:table-cell>
          <table:table-cell table:style-name="t16.B5" office:value-type="string">
            <text:p text:style-name="P50">$16-70</text:p>
          </table:table-cell>
          <table:table-cell table:style-name="t16.B5" office:value-type="string">
            <text:p text:style-name="P50">$16-80</text:p>
          </table:table-cell>
          <table:table-cell table:style-name="t16.B5" office:value-type="string">
            <text:p text:style-name="P50">$16-00</text:p>
          </table:table-cell>
          <table:table-cell table:style-name="t16.B5" office:value-type="string">
            <text:p text:style-name="P50">$16-10</text:p>
          </table:table-cell>
          <table:table-cell table:style-name="t16.B5" office:value-type="string">
            <text:p text:style-name="P50">$16-20</text:p>
          </table:table-cell>
          <table:table-cell table:style-name="t16.K5" table:number-rows-spanned="4" office:value-type="string">
            <text:p text:style-name="P49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9">7<text:span text:style-name="T2">0</text:span> <text:span text:style-name="T10">мкЗв</text:span>/ч</text:p>
          </table:table-cell>
          <table:table-cell table:style-name="t16.B5" office:value-type="string">
            <text:p text:style-name="P50">$16-31</text:p>
          </table:table-cell>
          <table:table-cell table:style-name="t16.B5" office:value-type="string">
            <text:p text:style-name="P50">$16-41</text:p>
          </table:table-cell>
          <table:table-cell table:style-name="t16.B5" office:value-type="string">
            <text:p text:style-name="P50">$16-51</text:p>
          </table:table-cell>
          <table:table-cell table:style-name="t16.B5" office:value-type="string">
            <text:p text:style-name="P50">$16-61</text:p>
          </table:table-cell>
          <table:table-cell table:style-name="t16.B5" office:value-type="string">
            <text:p text:style-name="P50">$16-71</text:p>
          </table:table-cell>
          <table:table-cell table:style-name="t16.B5" office:value-type="string">
            <text:p text:style-name="P50">$16-81</text:p>
          </table:table-cell>
          <table:table-cell table:style-name="t16.B5" office:value-type="string">
            <text:p text:style-name="P50">$16-01</text:p>
          </table:table-cell>
          <table:table-cell table:style-name="t16.B5" office:value-type="string">
            <text:p text:style-name="P50">$16-11</text:p>
          </table:table-cell>
          <table:table-cell table:style-name="t16.B5" office:value-type="string">
            <text:p text:style-name="P50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9"><text:span text:style-name="T2">0,</text:span>7 <text:span text:style-name="T10">м</text:span>Зв/ч</text:p>
          </table:table-cell>
          <table:table-cell table:style-name="t16.B5" office:value-type="string">
            <text:p text:style-name="P50">$16-32</text:p>
          </table:table-cell>
          <table:table-cell table:style-name="t16.B5" office:value-type="string">
            <text:p text:style-name="P50">$16-42</text:p>
          </table:table-cell>
          <table:table-cell table:style-name="t16.B5" office:value-type="string">
            <text:p text:style-name="P50">$16-52</text:p>
          </table:table-cell>
          <table:table-cell table:style-name="t16.B5" office:value-type="string">
            <text:p text:style-name="P50">$16-62</text:p>
          </table:table-cell>
          <table:table-cell table:style-name="t16.B5" office:value-type="string">
            <text:p text:style-name="P50">$16-72</text:p>
          </table:table-cell>
          <table:table-cell table:style-name="t16.B5" office:value-type="string">
            <text:p text:style-name="P50">$16-82</text:p>
          </table:table-cell>
          <table:table-cell table:style-name="t16.B5" office:value-type="string">
            <text:p text:style-name="P50">$16-02</text:p>
          </table:table-cell>
          <table:table-cell table:style-name="t16.B5" office:value-type="string">
            <text:p text:style-name="P50">$16-12</text:p>
          </table:table-cell>
          <table:table-cell table:style-name="t16.B5" office:value-type="string">
            <text:p text:style-name="P50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9">7 <text:span text:style-name="T10">м</text:span>Зв/ч</text:p>
          </table:table-cell>
          <table:table-cell table:style-name="t16.B8" office:value-type="string">
            <text:p text:style-name="P50">$16-33</text:p>
          </table:table-cell>
          <table:table-cell table:style-name="t16.B8" office:value-type="string">
            <text:p text:style-name="P50">$16-43</text:p>
          </table:table-cell>
          <table:table-cell table:style-name="t16.B8" office:value-type="string">
            <text:p text:style-name="P50">$16-53</text:p>
          </table:table-cell>
          <table:table-cell table:style-name="t16.B8" office:value-type="string">
            <text:p text:style-name="P50">$16-63</text:p>
          </table:table-cell>
          <table:table-cell table:style-name="t16.B8" office:value-type="string">
            <text:p text:style-name="P50">$16-73</text:p>
          </table:table-cell>
          <table:table-cell table:style-name="t16.B8" office:value-type="string">
            <text:p text:style-name="P50">$16-83</text:p>
          </table:table-cell>
          <table:table-cell table:style-name="t16.B8" office:value-type="string">
            <text:p text:style-name="P50">$16-03</text:p>
          </table:table-cell>
          <table:table-cell table:style-name="t16.B8" office:value-type="string">
            <text:p text:style-name="P50">$16-13</text:p>
          </table:table-cell>
          <table:table-cell table:style-name="t16.B8" office:value-type="string">
            <text:p text:style-name="P5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1">Мощность амбиентной эквивалент-ной дозы в <text:span text:style-name="T2">контроль-</text:span></text:p>
            <text:p text:style-name="P51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9">Номер источ-ника</text:p>
          </table:table-cell>
          <table:table-cell table:style-name="t17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7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5">Фон, нЗв/ч</text:p>
          </table:table-cell>
          <table:table-cell table:style-name="t17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4"><text:span text:style-name="T27">H</text:span><text:span text:style-name="T16">1</text:span></text:p>
          </table:table-cell>
          <table:table-cell table:style-name="t17.D3" office:value-type="string">
            <text:p text:style-name="P55"><text:span text:style-name="T7">H</text:span><text:span text:style-name="T16">2</text:span></text:p>
          </table:table-cell>
          <table:table-cell table:style-name="t17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9"><text:span text:style-name="T2">20</text:span> <text:span text:style-name="T10">мкЗв</text:span>/ч</text:p>
          </table:table-cell>
          <table:table-cell table:style-name="t17.B5" office:value-type="string">
            <text:p text:style-name="P50">$17-30</text:p>
          </table:table-cell>
          <table:table-cell table:style-name="t17.B5" office:value-type="string">
            <text:p text:style-name="P50">$17-40</text:p>
          </table:table-cell>
          <table:table-cell table:style-name="t17.B5" office:value-type="string">
            <text:p text:style-name="P50">$17-50</text:p>
          </table:table-cell>
          <table:table-cell table:style-name="t17.B5" office:value-type="string">
            <text:p text:style-name="P50">$17-60</text:p>
          </table:table-cell>
          <table:table-cell table:style-name="t17.B5" office:value-type="string">
            <text:p text:style-name="P50">$17-70</text:p>
          </table:table-cell>
          <table:table-cell table:style-name="t17.B5" office:value-type="string">
            <text:p text:style-name="P50">$17-80</text:p>
          </table:table-cell>
          <table:table-cell table:style-name="t17.B5" office:value-type="string">
            <text:p text:style-name="P50">$17-00</text:p>
          </table:table-cell>
          <table:table-cell table:style-name="t17.B5" office:value-type="string">
            <text:p text:style-name="P50">$17-10</text:p>
          </table:table-cell>
          <table:table-cell table:style-name="t17.B5" office:value-type="string">
            <text:p text:style-name="P50">$17-20</text:p>
          </table:table-cell>
          <table:table-cell table:style-name="t17.K5" table:number-rows-spanned="4" office:value-type="string">
            <text:p text:style-name="P49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9">7<text:span text:style-name="T2">0</text:span> <text:span text:style-name="T10">мкЗв</text:span>/ч</text:p>
          </table:table-cell>
          <table:table-cell table:style-name="t17.B5" office:value-type="string">
            <text:p text:style-name="P50">$17-31</text:p>
          </table:table-cell>
          <table:table-cell table:style-name="t17.B5" office:value-type="string">
            <text:p text:style-name="P50">$17-41</text:p>
          </table:table-cell>
          <table:table-cell table:style-name="t17.B5" office:value-type="string">
            <text:p text:style-name="P50">$17-51</text:p>
          </table:table-cell>
          <table:table-cell table:style-name="t17.B5" office:value-type="string">
            <text:p text:style-name="P50">$17-61</text:p>
          </table:table-cell>
          <table:table-cell table:style-name="t17.B5" office:value-type="string">
            <text:p text:style-name="P50">$17-71</text:p>
          </table:table-cell>
          <table:table-cell table:style-name="t17.B5" office:value-type="string">
            <text:p text:style-name="P50">$17-81</text:p>
          </table:table-cell>
          <table:table-cell table:style-name="t17.B5" office:value-type="string">
            <text:p text:style-name="P50">$17-01</text:p>
          </table:table-cell>
          <table:table-cell table:style-name="t17.B5" office:value-type="string">
            <text:p text:style-name="P50">$17-11</text:p>
          </table:table-cell>
          <table:table-cell table:style-name="t17.B5" office:value-type="string">
            <text:p text:style-name="P50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9"><text:span text:style-name="T2">0,</text:span>7 <text:span text:style-name="T10">м</text:span>Зв/ч</text:p>
          </table:table-cell>
          <table:table-cell table:style-name="t17.B5" office:value-type="string">
            <text:p text:style-name="P50">$17-32</text:p>
          </table:table-cell>
          <table:table-cell table:style-name="t17.B5" office:value-type="string">
            <text:p text:style-name="P50">$17-42</text:p>
          </table:table-cell>
          <table:table-cell table:style-name="t17.B5" office:value-type="string">
            <text:p text:style-name="P50">$17-52</text:p>
          </table:table-cell>
          <table:table-cell table:style-name="t17.B5" office:value-type="string">
            <text:p text:style-name="P50">$17-62</text:p>
          </table:table-cell>
          <table:table-cell table:style-name="t17.B5" office:value-type="string">
            <text:p text:style-name="P50">$17-72</text:p>
          </table:table-cell>
          <table:table-cell table:style-name="t17.B5" office:value-type="string">
            <text:p text:style-name="P50">$17-82</text:p>
          </table:table-cell>
          <table:table-cell table:style-name="t17.B5" office:value-type="string">
            <text:p text:style-name="P50">$17-02</text:p>
          </table:table-cell>
          <table:table-cell table:style-name="t17.B5" office:value-type="string">
            <text:p text:style-name="P50">$17-12</text:p>
          </table:table-cell>
          <table:table-cell table:style-name="t17.B5" office:value-type="string">
            <text:p text:style-name="P50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9">7 <text:span text:style-name="T10">м</text:span>Зв/ч</text:p>
          </table:table-cell>
          <table:table-cell table:style-name="t17.B8" office:value-type="string">
            <text:p text:style-name="P50">$17-33</text:p>
          </table:table-cell>
          <table:table-cell table:style-name="t17.B8" office:value-type="string">
            <text:p text:style-name="P50">$17-43</text:p>
          </table:table-cell>
          <table:table-cell table:style-name="t17.B8" office:value-type="string">
            <text:p text:style-name="P50">$17-53</text:p>
          </table:table-cell>
          <table:table-cell table:style-name="t17.B8" office:value-type="string">
            <text:p text:style-name="P50">$17-63</text:p>
          </table:table-cell>
          <table:table-cell table:style-name="t17.B8" office:value-type="string">
            <text:p text:style-name="P50">$17-73</text:p>
          </table:table-cell>
          <table:table-cell table:style-name="t17.B8" office:value-type="string">
            <text:p text:style-name="P50">$17-83</text:p>
          </table:table-cell>
          <table:table-cell table:style-name="t17.B8" office:value-type="string">
            <text:p text:style-name="P50">$17-03</text:p>
          </table:table-cell>
          <table:table-cell table:style-name="t17.B8" office:value-type="string">
            <text:p text:style-name="P50">$17-13</text:p>
          </table:table-cell>
          <table:table-cell table:style-name="t17.B8" office:value-type="string">
            <text:p text:style-name="P5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1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9">Номер источ-ника</text:p>
          </table:table-cell>
          <table:table-cell table:style-name="t23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3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5">Фон, нЗв/ч</text:p>
          </table:table-cell>
          <table:table-cell table:style-name="t23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4"><text:span text:style-name="T27">H</text:span><text:span text:style-name="T16">1</text:span></text:p>
          </table:table-cell>
          <table:table-cell table:style-name="t23.D3" office:value-type="string">
            <text:p text:style-name="P55"><text:span text:style-name="T7">H</text:span><text:span text:style-name="T16">2</text:span></text:p>
          </table:table-cell>
          <table:table-cell table:style-name="t23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9"><text:span text:style-name="T2">20</text:span> <text:span text:style-name="T10">мкЗв</text:span>/ч</text:p>
          </table:table-cell>
          <table:table-cell table:style-name="t23.B5" office:value-type="string">
            <text:p text:style-name="P50">$23-30</text:p>
          </table:table-cell>
          <table:table-cell table:style-name="t23.B5" office:value-type="string">
            <text:p text:style-name="P50">$23-40</text:p>
          </table:table-cell>
          <table:table-cell table:style-name="t23.B5" office:value-type="string">
            <text:p text:style-name="P50">$23-50</text:p>
          </table:table-cell>
          <table:table-cell table:style-name="t23.B5" office:value-type="string">
            <text:p text:style-name="P50">$23-60</text:p>
          </table:table-cell>
          <table:table-cell table:style-name="t23.B5" office:value-type="string">
            <text:p text:style-name="P50">$23-70</text:p>
          </table:table-cell>
          <table:table-cell table:style-name="t23.B5" office:value-type="string">
            <text:p text:style-name="P50">$23-80</text:p>
          </table:table-cell>
          <table:table-cell table:style-name="t23.B5" office:value-type="string">
            <text:p text:style-name="P50">$23-00</text:p>
          </table:table-cell>
          <table:table-cell table:style-name="t23.B5" office:value-type="string">
            <text:p text:style-name="P50">$23-10</text:p>
          </table:table-cell>
          <table:table-cell table:style-name="t23.B5" office:value-type="string">
            <text:p text:style-name="P50">$23-20</text:p>
          </table:table-cell>
          <table:table-cell table:style-name="t23.K5" table:number-rows-spanned="5" office:value-type="string">
            <text:p text:style-name="P49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9">7<text:span text:style-name="T2">0</text:span> <text:span text:style-name="T10">мкЗв</text:span>/ч</text:p>
          </table:table-cell>
          <table:table-cell table:style-name="t23.B5" office:value-type="string">
            <text:p text:style-name="P50">$23-31</text:p>
          </table:table-cell>
          <table:table-cell table:style-name="t23.B5" office:value-type="string">
            <text:p text:style-name="P50">$23-41</text:p>
          </table:table-cell>
          <table:table-cell table:style-name="t23.B5" office:value-type="string">
            <text:p text:style-name="P50">$23-51</text:p>
          </table:table-cell>
          <table:table-cell table:style-name="t23.B5" office:value-type="string">
            <text:p text:style-name="P50">$23-61</text:p>
          </table:table-cell>
          <table:table-cell table:style-name="t23.B5" office:value-type="string">
            <text:p text:style-name="P50">$23-71</text:p>
          </table:table-cell>
          <table:table-cell table:style-name="t23.B5" office:value-type="string">
            <text:p text:style-name="P50">$23-81</text:p>
          </table:table-cell>
          <table:table-cell table:style-name="t23.B5" office:value-type="string">
            <text:p text:style-name="P50">$23-01</text:p>
          </table:table-cell>
          <table:table-cell table:style-name="t23.B5" office:value-type="string">
            <text:p text:style-name="P50">$23-11</text:p>
          </table:table-cell>
          <table:table-cell table:style-name="t23.B5" office:value-type="string">
            <text:p text:style-name="P50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9"><text:span text:style-name="T2">0,</text:span>7 <text:span text:style-name="T10">м</text:span>Зв/ч</text:p>
          </table:table-cell>
          <table:table-cell table:style-name="t23.B5" office:value-type="string">
            <text:p text:style-name="P50">$23-32</text:p>
          </table:table-cell>
          <table:table-cell table:style-name="t23.B5" office:value-type="string">
            <text:p text:style-name="P50">$23-42</text:p>
          </table:table-cell>
          <table:table-cell table:style-name="t23.B5" office:value-type="string">
            <text:p text:style-name="P50">$23-52</text:p>
          </table:table-cell>
          <table:table-cell table:style-name="t23.B5" office:value-type="string">
            <text:p text:style-name="P50">$23-62</text:p>
          </table:table-cell>
          <table:table-cell table:style-name="t23.B5" office:value-type="string">
            <text:p text:style-name="P50">$23-72</text:p>
          </table:table-cell>
          <table:table-cell table:style-name="t23.B5" office:value-type="string">
            <text:p text:style-name="P50">$23-82</text:p>
          </table:table-cell>
          <table:table-cell table:style-name="t23.B5" office:value-type="string">
            <text:p text:style-name="P50">$23-02</text:p>
          </table:table-cell>
          <table:table-cell table:style-name="t23.B5" office:value-type="string">
            <text:p text:style-name="P50">$23-12</text:p>
          </table:table-cell>
          <table:table-cell table:style-name="t23.B5" office:value-type="string">
            <text:p text:style-name="P50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9">7 <text:span text:style-name="T10">м</text:span>Зв/ч</text:p>
          </table:table-cell>
          <table:table-cell table:style-name="t23.B5" office:value-type="string">
            <text:p text:style-name="P50">$23-33</text:p>
          </table:table-cell>
          <table:table-cell table:style-name="t23.B5" office:value-type="string">
            <text:p text:style-name="P50">$23-43</text:p>
          </table:table-cell>
          <table:table-cell table:style-name="t23.B5" office:value-type="string">
            <text:p text:style-name="P50">$23-53</text:p>
          </table:table-cell>
          <table:table-cell table:style-name="t23.B5" office:value-type="string">
            <text:p text:style-name="P50">$23-63</text:p>
          </table:table-cell>
          <table:table-cell table:style-name="t23.B5" office:value-type="string">
            <text:p text:style-name="P50">$23-73</text:p>
          </table:table-cell>
          <table:table-cell table:style-name="t23.B5" office:value-type="string">
            <text:p text:style-name="P50">$23-83</text:p>
          </table:table-cell>
          <table:table-cell table:style-name="t23.B5" office:value-type="string">
            <text:p text:style-name="P50">$23-03</text:p>
          </table:table-cell>
          <table:table-cell table:style-name="t23.B5" office:value-type="string">
            <text:p text:style-name="P50">$23-13</text:p>
          </table:table-cell>
          <table:table-cell table:style-name="t23.B5" office:value-type="string">
            <text:p text:style-name="P50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9"><text:span text:style-name="T2">70</text:span> <text:span text:style-name="T10">м</text:span>Зв/ч</text:p>
          </table:table-cell>
          <table:table-cell table:style-name="t23.B9" office:value-type="string">
            <text:p text:style-name="P50">$23-34</text:p>
          </table:table-cell>
          <table:table-cell table:style-name="t23.B9" office:value-type="string">
            <text:p text:style-name="P50">$23-44</text:p>
          </table:table-cell>
          <table:table-cell table:style-name="t23.B9" office:value-type="string">
            <text:p text:style-name="P50">$23-54</text:p>
          </table:table-cell>
          <table:table-cell table:style-name="t23.B9" office:value-type="string">
            <text:p text:style-name="P50">$23-64</text:p>
          </table:table-cell>
          <table:table-cell table:style-name="t23.B9" office:value-type="string">
            <text:p text:style-name="P50">$23-74</text:p>
          </table:table-cell>
          <table:table-cell table:style-name="t23.B9" office:value-type="string">
            <text:p text:style-name="P50">$23-84</text:p>
          </table:table-cell>
          <table:table-cell table:style-name="t23.B9" office:value-type="string">
            <text:p text:style-name="P50">$23-04</text:p>
          </table:table-cell>
          <table:table-cell table:style-name="t23.B9" office:value-type="string">
            <text:p text:style-name="P50">$23-14</text:p>
          </table:table-cell>
          <table:table-cell table:style-name="t23.B9" office:value-type="string">
            <text:p text:style-name="P5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9">Номер источ-ника</text:p>
          </table:table-cell>
          <table:table-cell table:style-name="t24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4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5">Фон, нЗв/ч</text:p>
          </table:table-cell>
          <table:table-cell table:style-name="t24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4"><text:span text:style-name="T27">H</text:span><text:span text:style-name="T16">1</text:span></text:p>
          </table:table-cell>
          <table:table-cell table:style-name="t24.D3" office:value-type="string">
            <text:p text:style-name="P55"><text:span text:style-name="T7">H</text:span><text:span text:style-name="T16">2</text:span></text:p>
          </table:table-cell>
          <table:table-cell table:style-name="t24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9"><text:span text:style-name="T2">20</text:span> <text:span text:style-name="T10">мкЗв</text:span>/ч</text:p>
          </table:table-cell>
          <table:table-cell table:style-name="t24.B5" office:value-type="string">
            <text:p text:style-name="P50">$24-30</text:p>
          </table:table-cell>
          <table:table-cell table:style-name="t24.B5" office:value-type="string">
            <text:p text:style-name="P50">$24-40</text:p>
          </table:table-cell>
          <table:table-cell table:style-name="t24.B5" office:value-type="string">
            <text:p text:style-name="P50">$24-50</text:p>
          </table:table-cell>
          <table:table-cell table:style-name="t24.B5" office:value-type="string">
            <text:p text:style-name="P50">$24-60</text:p>
          </table:table-cell>
          <table:table-cell table:style-name="t24.B5" office:value-type="string">
            <text:p text:style-name="P50">$24-70</text:p>
          </table:table-cell>
          <table:table-cell table:style-name="t24.B5" office:value-type="string">
            <text:p text:style-name="P50">$24-80</text:p>
          </table:table-cell>
          <table:table-cell table:style-name="t24.B5" office:value-type="string">
            <text:p text:style-name="P50">$24-00</text:p>
          </table:table-cell>
          <table:table-cell table:style-name="t24.B5" office:value-type="string">
            <text:p text:style-name="P50">$24-10</text:p>
          </table:table-cell>
          <table:table-cell table:style-name="t24.B5" office:value-type="string">
            <text:p text:style-name="P50">$24-20</text:p>
          </table:table-cell>
          <table:table-cell table:style-name="t24.K5" table:number-rows-spanned="5" office:value-type="string">
            <text:p text:style-name="P49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9">7<text:span text:style-name="T2">0</text:span> <text:span text:style-name="T10">мкЗв</text:span>/ч</text:p>
          </table:table-cell>
          <table:table-cell table:style-name="t24.B5" office:value-type="string">
            <text:p text:style-name="P50">$24-31</text:p>
          </table:table-cell>
          <table:table-cell table:style-name="t24.B5" office:value-type="string">
            <text:p text:style-name="P50">$24-41</text:p>
          </table:table-cell>
          <table:table-cell table:style-name="t24.B5" office:value-type="string">
            <text:p text:style-name="P50">$24-51</text:p>
          </table:table-cell>
          <table:table-cell table:style-name="t24.B5" office:value-type="string">
            <text:p text:style-name="P50">$24-61</text:p>
          </table:table-cell>
          <table:table-cell table:style-name="t24.B5" office:value-type="string">
            <text:p text:style-name="P50">$24-71</text:p>
          </table:table-cell>
          <table:table-cell table:style-name="t24.B5" office:value-type="string">
            <text:p text:style-name="P50">$24-81</text:p>
          </table:table-cell>
          <table:table-cell table:style-name="t24.B5" office:value-type="string">
            <text:p text:style-name="P50">$24-01</text:p>
          </table:table-cell>
          <table:table-cell table:style-name="t24.B5" office:value-type="string">
            <text:p text:style-name="P50">$24-11</text:p>
          </table:table-cell>
          <table:table-cell table:style-name="t24.B5" office:value-type="string">
            <text:p text:style-name="P50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9"><text:span text:style-name="T2">0,</text:span>7 <text:span text:style-name="T10">м</text:span>Зв/ч</text:p>
          </table:table-cell>
          <table:table-cell table:style-name="t24.B5" office:value-type="string">
            <text:p text:style-name="P50">$24-32</text:p>
          </table:table-cell>
          <table:table-cell table:style-name="t24.B5" office:value-type="string">
            <text:p text:style-name="P50">$24-42</text:p>
          </table:table-cell>
          <table:table-cell table:style-name="t24.B5" office:value-type="string">
            <text:p text:style-name="P50">$24-52</text:p>
          </table:table-cell>
          <table:table-cell table:style-name="t24.B5" office:value-type="string">
            <text:p text:style-name="P50">$24-62</text:p>
          </table:table-cell>
          <table:table-cell table:style-name="t24.B5" office:value-type="string">
            <text:p text:style-name="P50">$24-72</text:p>
          </table:table-cell>
          <table:table-cell table:style-name="t24.B5" office:value-type="string">
            <text:p text:style-name="P50">$24-82</text:p>
          </table:table-cell>
          <table:table-cell table:style-name="t24.B5" office:value-type="string">
            <text:p text:style-name="P50">$24-02</text:p>
          </table:table-cell>
          <table:table-cell table:style-name="t24.B5" office:value-type="string">
            <text:p text:style-name="P50">$24-12</text:p>
          </table:table-cell>
          <table:table-cell table:style-name="t24.B5" office:value-type="string">
            <text:p text:style-name="P50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9">7 <text:span text:style-name="T10">м</text:span>Зв/ч</text:p>
          </table:table-cell>
          <table:table-cell table:style-name="t24.B5" office:value-type="string">
            <text:p text:style-name="P50">$24-33</text:p>
          </table:table-cell>
          <table:table-cell table:style-name="t24.B5" office:value-type="string">
            <text:p text:style-name="P50">$24-43</text:p>
          </table:table-cell>
          <table:table-cell table:style-name="t24.B5" office:value-type="string">
            <text:p text:style-name="P50">$24-53</text:p>
          </table:table-cell>
          <table:table-cell table:style-name="t24.B5" office:value-type="string">
            <text:p text:style-name="P50">$24-63</text:p>
          </table:table-cell>
          <table:table-cell table:style-name="t24.B5" office:value-type="string">
            <text:p text:style-name="P50">$24-73</text:p>
          </table:table-cell>
          <table:table-cell table:style-name="t24.B5" office:value-type="string">
            <text:p text:style-name="P50">$24-83</text:p>
          </table:table-cell>
          <table:table-cell table:style-name="t24.B5" office:value-type="string">
            <text:p text:style-name="P50">$24-03</text:p>
          </table:table-cell>
          <table:table-cell table:style-name="t24.B5" office:value-type="string">
            <text:p text:style-name="P50">$24-13</text:p>
          </table:table-cell>
          <table:table-cell table:style-name="t24.B5" office:value-type="string">
            <text:p text:style-name="P50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9"><text:span text:style-name="T2">70</text:span> <text:span text:style-name="T10">м</text:span>Зв/ч</text:p>
          </table:table-cell>
          <table:table-cell table:style-name="t24.B9" office:value-type="string">
            <text:p text:style-name="P50">$24-34</text:p>
          </table:table-cell>
          <table:table-cell table:style-name="t24.B9" office:value-type="string">
            <text:p text:style-name="P50">$24-44</text:p>
          </table:table-cell>
          <table:table-cell table:style-name="t24.B9" office:value-type="string">
            <text:p text:style-name="P50">$24-54</text:p>
          </table:table-cell>
          <table:table-cell table:style-name="t24.B9" office:value-type="string">
            <text:p text:style-name="P50">$24-64</text:p>
          </table:table-cell>
          <table:table-cell table:style-name="t24.B9" office:value-type="string">
            <text:p text:style-name="P50">$24-74</text:p>
          </table:table-cell>
          <table:table-cell table:style-name="t24.B9" office:value-type="string">
            <text:p text:style-name="P50">$24-84</text:p>
          </table:table-cell>
          <table:table-cell table:style-name="t24.B9" office:value-type="string">
            <text:p text:style-name="P50">$24-04</text:p>
          </table:table-cell>
          <table:table-cell table:style-name="t24.B9" office:value-type="string">
            <text:p text:style-name="P50">$24-14</text:p>
          </table:table-cell>
          <table:table-cell table:style-name="t24.B9" office:value-type="string">
            <text:p text:style-name="P5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9">Номер источ-ника</text:p>
          </table:table-cell>
          <table:table-cell table:style-name="t18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8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5">Фон, нЗв/ч</text:p>
          </table:table-cell>
          <table:table-cell table:style-name="t18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4"><text:span text:style-name="T27">H</text:span><text:span text:style-name="T16">1</text:span></text:p>
          </table:table-cell>
          <table:table-cell table:style-name="t18.D3" office:value-type="string">
            <text:p text:style-name="P55"><text:span text:style-name="T7">H</text:span><text:span text:style-name="T16">2</text:span></text:p>
          </table:table-cell>
          <table:table-cell table:style-name="t18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9">7<text:span text:style-name="T2">0</text:span> <text:span text:style-name="T10">мкЗв</text:span>/ч</text:p>
          </table:table-cell>
          <table:table-cell table:style-name="t18.B5" office:value-type="string">
            <text:p text:style-name="P50">$18-30</text:p>
          </table:table-cell>
          <table:table-cell table:style-name="t18.B5" office:value-type="string">
            <text:p text:style-name="P50">$18-40</text:p>
          </table:table-cell>
          <table:table-cell table:style-name="t18.B5" office:value-type="string">
            <text:p text:style-name="P50">$18-50</text:p>
          </table:table-cell>
          <table:table-cell table:style-name="t18.B5" office:value-type="string">
            <text:p text:style-name="P50">$18-60</text:p>
          </table:table-cell>
          <table:table-cell table:style-name="t18.B5" office:value-type="string">
            <text:p text:style-name="P50">$18-70</text:p>
          </table:table-cell>
          <table:table-cell table:style-name="t18.B5" office:value-type="string">
            <text:p text:style-name="P50">$18-80</text:p>
          </table:table-cell>
          <table:table-cell table:style-name="t18.B5" office:value-type="string">
            <text:p text:style-name="P50">$18-00</text:p>
          </table:table-cell>
          <table:table-cell table:style-name="t18.B5" office:value-type="string">
            <text:p text:style-name="P50">$18-10</text:p>
          </table:table-cell>
          <table:table-cell table:style-name="t18.B5" office:value-type="string">
            <text:p text:style-name="P50">$18-20</text:p>
          </table:table-cell>
          <table:table-cell table:style-name="t18.K5" table:number-rows-spanned="4" office:value-type="string">
            <text:p text:style-name="P49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9"><text:span text:style-name="T2">0,</text:span>7 <text:span text:style-name="T10">м</text:span>Зв/ч</text:p>
          </table:table-cell>
          <table:table-cell table:style-name="t18.B5" office:value-type="string">
            <text:p text:style-name="P50">$18-31</text:p>
          </table:table-cell>
          <table:table-cell table:style-name="t18.B5" office:value-type="string">
            <text:p text:style-name="P50">$18-41</text:p>
          </table:table-cell>
          <table:table-cell table:style-name="t18.B5" office:value-type="string">
            <text:p text:style-name="P50">$18-51</text:p>
          </table:table-cell>
          <table:table-cell table:style-name="t18.B5" office:value-type="string">
            <text:p text:style-name="P50">$18-61</text:p>
          </table:table-cell>
          <table:table-cell table:style-name="t18.B5" office:value-type="string">
            <text:p text:style-name="P50">$18-71</text:p>
          </table:table-cell>
          <table:table-cell table:style-name="t18.B5" office:value-type="string">
            <text:p text:style-name="P50">$18-81</text:p>
          </table:table-cell>
          <table:table-cell table:style-name="t18.B5" office:value-type="string">
            <text:p text:style-name="P50">$18-01</text:p>
          </table:table-cell>
          <table:table-cell table:style-name="t18.B5" office:value-type="string">
            <text:p text:style-name="P50">$18-11</text:p>
          </table:table-cell>
          <table:table-cell table:style-name="t18.B5" office:value-type="string">
            <text:p text:style-name="P50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9">7 <text:span text:style-name="T10">м</text:span>Зв/ч</text:p>
          </table:table-cell>
          <table:table-cell table:style-name="t18.B5" office:value-type="string">
            <text:p text:style-name="P50">$18-32</text:p>
          </table:table-cell>
          <table:table-cell table:style-name="t18.B5" office:value-type="string">
            <text:p text:style-name="P50">$18-42</text:p>
          </table:table-cell>
          <table:table-cell table:style-name="t18.B5" office:value-type="string">
            <text:p text:style-name="P50">$18-52</text:p>
          </table:table-cell>
          <table:table-cell table:style-name="t18.B5" office:value-type="string">
            <text:p text:style-name="P50">$18-62</text:p>
          </table:table-cell>
          <table:table-cell table:style-name="t18.B5" office:value-type="string">
            <text:p text:style-name="P50">$18-72</text:p>
          </table:table-cell>
          <table:table-cell table:style-name="t18.B5" office:value-type="string">
            <text:p text:style-name="P50">$18-82</text:p>
          </table:table-cell>
          <table:table-cell table:style-name="t18.B5" office:value-type="string">
            <text:p text:style-name="P50">$18-02</text:p>
          </table:table-cell>
          <table:table-cell table:style-name="t18.B5" office:value-type="string">
            <text:p text:style-name="P50">$18-12</text:p>
          </table:table-cell>
          <table:table-cell table:style-name="t18.B5" office:value-type="string">
            <text:p text:style-name="P50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9"><text:span text:style-name="T2">70</text:span> <text:span text:style-name="T10">м</text:span>Зв/ч</text:p>
          </table:table-cell>
          <table:table-cell table:style-name="t18.B8" office:value-type="string">
            <text:p text:style-name="P50">$18-33</text:p>
          </table:table-cell>
          <table:table-cell table:style-name="t18.B8" office:value-type="string">
            <text:p text:style-name="P50">$18-43</text:p>
          </table:table-cell>
          <table:table-cell table:style-name="t18.B8" office:value-type="string">
            <text:p text:style-name="P50">$18-53</text:p>
          </table:table-cell>
          <table:table-cell table:style-name="t18.B8" office:value-type="string">
            <text:p text:style-name="P50">$18-63</text:p>
          </table:table-cell>
          <table:table-cell table:style-name="t18.B8" office:value-type="string">
            <text:p text:style-name="P50">$18-73</text:p>
          </table:table-cell>
          <table:table-cell table:style-name="t18.B8" office:value-type="string">
            <text:p text:style-name="P50">$18-83</text:p>
          </table:table-cell>
          <table:table-cell table:style-name="t18.B8" office:value-type="string">
            <text:p text:style-name="P50">$18-03</text:p>
          </table:table-cell>
          <table:table-cell table:style-name="t18.B8" office:value-type="string">
            <text:p text:style-name="P50">$18-13</text:p>
          </table:table-cell>
          <table:table-cell table:style-name="t18.B8" office:value-type="string">
            <text:p text:style-name="P5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9">Номер источ-ника</text:p>
          </table:table-cell>
          <table:table-cell table:style-name="t1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5">Фон, нЗв/ч</text:p>
          </table:table-cell>
          <table:table-cell table:style-name="t1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4"><text:span text:style-name="T27">H</text:span><text:span text:style-name="T16">1</text:span></text:p>
          </table:table-cell>
          <table:table-cell table:style-name="t1.D3" office:value-type="string">
            <text:p text:style-name="P55"><text:span text:style-name="T7">H</text:span><text:span text:style-name="T16">2</text:span></text:p>
          </table:table-cell>
          <table:table-cell table:style-name="t1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9">0,7 мкЗв/ч</text:p>
          </table:table-cell>
          <table:table-cell table:style-name="t1.B5" office:value-type="string">
            <text:p text:style-name="P50">$1-30</text:p>
          </table:table-cell>
          <table:table-cell table:style-name="t1.B5" office:value-type="string">
            <text:p text:style-name="P50">$1-40</text:p>
          </table:table-cell>
          <table:table-cell table:style-name="t1.B5" office:value-type="string">
            <text:p text:style-name="P50">$1-50</text:p>
          </table:table-cell>
          <table:table-cell table:style-name="t1.B5" office:value-type="string">
            <text:p text:style-name="P50">$1-60</text:p>
          </table:table-cell>
          <table:table-cell table:style-name="t1.B5" office:value-type="string">
            <text:p text:style-name="P50">$1-70</text:p>
          </table:table-cell>
          <table:table-cell table:style-name="t1.B5" office:value-type="string">
            <text:p text:style-name="P50">$1-80</text:p>
          </table:table-cell>
          <table:table-cell table:style-name="t1.B5" office:value-type="string">
            <text:p text:style-name="P50">$1-00</text:p>
          </table:table-cell>
          <table:table-cell table:style-name="t1.B5" office:value-type="string">
            <text:p text:style-name="P50">$1-10</text:p>
          </table:table-cell>
          <table:table-cell table:style-name="t1.B5" office:value-type="string">
            <text:p text:style-name="P50">$1-20</text:p>
          </table:table-cell>
          <table:table-cell table:style-name="t1.K5" table:number-rows-spanned="8" office:value-type="string">
            <text:p text:style-name="P49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9">7 мкЗв/ч</text:p>
          </table:table-cell>
          <table:table-cell table:style-name="t1.B5" office:value-type="string">
            <text:p text:style-name="P50">$1-31</text:p>
          </table:table-cell>
          <table:table-cell table:style-name="t1.B5" office:value-type="string">
            <text:p text:style-name="P50">$1-41</text:p>
          </table:table-cell>
          <table:table-cell table:style-name="t1.B5" office:value-type="string">
            <text:p text:style-name="P50">$1-51</text:p>
          </table:table-cell>
          <table:table-cell table:style-name="t1.B5" office:value-type="string">
            <text:p text:style-name="P50">$1-61</text:p>
          </table:table-cell>
          <table:table-cell table:style-name="t1.B5" office:value-type="string">
            <text:p text:style-name="P50">$1-71</text:p>
          </table:table-cell>
          <table:table-cell table:style-name="t1.B5" office:value-type="string">
            <text:p text:style-name="P50">$1-81</text:p>
          </table:table-cell>
          <table:table-cell table:style-name="t1.B5" office:value-type="string">
            <text:p text:style-name="P50">$1-01</text:p>
          </table:table-cell>
          <table:table-cell table:style-name="t1.B5" office:value-type="string">
            <text:p text:style-name="P50">$1-11</text:p>
          </table:table-cell>
          <table:table-cell table:style-name="t1.B5" office:value-type="string">
            <text:p text:style-name="P50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9">70 мкЗв/ч</text:p>
          </table:table-cell>
          <table:table-cell table:style-name="t1.B5" office:value-type="string">
            <text:p text:style-name="P50">$1-32</text:p>
          </table:table-cell>
          <table:table-cell table:style-name="t1.B5" office:value-type="string">
            <text:p text:style-name="P50">$1-42</text:p>
          </table:table-cell>
          <table:table-cell table:style-name="t1.B5" office:value-type="string">
            <text:p text:style-name="P50">$1-52</text:p>
          </table:table-cell>
          <table:table-cell table:style-name="t1.B5" office:value-type="string">
            <text:p text:style-name="P50">$1-62</text:p>
          </table:table-cell>
          <table:table-cell table:style-name="t1.B5" office:value-type="string">
            <text:p text:style-name="P50">$1-72</text:p>
          </table:table-cell>
          <table:table-cell table:style-name="t1.B5" office:value-type="string">
            <text:p text:style-name="P50">$1-82</text:p>
          </table:table-cell>
          <table:table-cell table:style-name="t1.B5" office:value-type="string">
            <text:p text:style-name="P50">$1-02</text:p>
          </table:table-cell>
          <table:table-cell table:style-name="t1.B5" office:value-type="string">
            <text:p text:style-name="P50">$1-12</text:p>
          </table:table-cell>
          <table:table-cell table:style-name="t1.B5" office:value-type="string">
            <text:p text:style-name="P50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9">0.7 мЗв/ч</text:p>
          </table:table-cell>
          <table:table-cell table:style-name="t1.B5" office:value-type="string">
            <text:p text:style-name="P50">$1-33</text:p>
          </table:table-cell>
          <table:table-cell table:style-name="t1.B5" office:value-type="string">
            <text:p text:style-name="P50">$1-43</text:p>
          </table:table-cell>
          <table:table-cell table:style-name="t1.B5" office:value-type="string">
            <text:p text:style-name="P50">$1-53</text:p>
          </table:table-cell>
          <table:table-cell table:style-name="t1.B5" office:value-type="string">
            <text:p text:style-name="P50">$1-63</text:p>
          </table:table-cell>
          <table:table-cell table:style-name="t1.B5" office:value-type="string">
            <text:p text:style-name="P50">$1-73</text:p>
          </table:table-cell>
          <table:table-cell table:style-name="t1.B5" office:value-type="string">
            <text:p text:style-name="P50">$1-83</text:p>
          </table:table-cell>
          <table:table-cell table:style-name="t1.B5" office:value-type="string">
            <text:p text:style-name="P50">$1-03</text:p>
          </table:table-cell>
          <table:table-cell table:style-name="t1.B5" office:value-type="string">
            <text:p text:style-name="P50">$1-13</text:p>
          </table:table-cell>
          <table:table-cell table:style-name="t1.B5" office:value-type="string">
            <text:p text:style-name="P50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9">7,0 мЗв/ч</text:p>
          </table:table-cell>
          <table:table-cell table:style-name="t1.B5" office:value-type="string">
            <text:p text:style-name="P50">$1-34</text:p>
          </table:table-cell>
          <table:table-cell table:style-name="t1.B5" office:value-type="string">
            <text:p text:style-name="P50">$1-44</text:p>
          </table:table-cell>
          <table:table-cell table:style-name="t1.B5" office:value-type="string">
            <text:p text:style-name="P50">$1-54</text:p>
          </table:table-cell>
          <table:table-cell table:style-name="t1.B5" office:value-type="string">
            <text:p text:style-name="P50">$1-64</text:p>
          </table:table-cell>
          <table:table-cell table:style-name="t1.B5" office:value-type="string">
            <text:p text:style-name="P50">$1-74</text:p>
          </table:table-cell>
          <table:table-cell table:style-name="t1.B5" office:value-type="string">
            <text:p text:style-name="P50">$1-84</text:p>
          </table:table-cell>
          <table:table-cell table:style-name="t1.B5" office:value-type="string">
            <text:p text:style-name="P50">$1-04</text:p>
          </table:table-cell>
          <table:table-cell table:style-name="t1.B5" office:value-type="string">
            <text:p text:style-name="P50">$1-14</text:p>
          </table:table-cell>
          <table:table-cell table:style-name="t1.B5" office:value-type="string">
            <text:p text:style-name="P50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9">70 мЗв/ч</text:p>
          </table:table-cell>
          <table:table-cell table:style-name="t1.B5" office:value-type="string">
            <text:p text:style-name="P50">$1-35</text:p>
          </table:table-cell>
          <table:table-cell table:style-name="t1.B5" office:value-type="string">
            <text:p text:style-name="P50">$1-45</text:p>
          </table:table-cell>
          <table:table-cell table:style-name="t1.B5" office:value-type="string">
            <text:p text:style-name="P50">$1-55</text:p>
          </table:table-cell>
          <table:table-cell table:style-name="t1.B5" office:value-type="string">
            <text:p text:style-name="P50">$1-65</text:p>
          </table:table-cell>
          <table:table-cell table:style-name="t1.B5" office:value-type="string">
            <text:p text:style-name="P50">$1-75</text:p>
          </table:table-cell>
          <table:table-cell table:style-name="t1.B5" office:value-type="string">
            <text:p text:style-name="P50">$1-85</text:p>
          </table:table-cell>
          <table:table-cell table:style-name="t1.B5" office:value-type="string">
            <text:p text:style-name="P50">$1-05</text:p>
          </table:table-cell>
          <table:table-cell table:style-name="t1.B5" office:value-type="string">
            <text:p text:style-name="P50">$1-15</text:p>
          </table:table-cell>
          <table:table-cell table:style-name="t1.B5" office:value-type="string">
            <text:p text:style-name="P50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9"><text:span text:style-name="T10">0,7</text:span> Зв/ч</text:p>
          </table:table-cell>
          <table:table-cell table:style-name="t1.B5" office:value-type="string">
            <text:p text:style-name="P50">$1-36</text:p>
          </table:table-cell>
          <table:table-cell table:style-name="t1.B5" office:value-type="string">
            <text:p text:style-name="P50">$1-46</text:p>
          </table:table-cell>
          <table:table-cell table:style-name="t1.B5" office:value-type="string">
            <text:p text:style-name="P50">$1-56</text:p>
          </table:table-cell>
          <table:table-cell table:style-name="t1.B5" office:value-type="string">
            <text:p text:style-name="P50">$1-66</text:p>
          </table:table-cell>
          <table:table-cell table:style-name="t1.B5" office:value-type="string">
            <text:p text:style-name="P50">$1-76</text:p>
          </table:table-cell>
          <table:table-cell table:style-name="t1.B5" office:value-type="string">
            <text:p text:style-name="P50">$1-86</text:p>
          </table:table-cell>
          <table:table-cell table:style-name="t1.B5" office:value-type="string">
            <text:p text:style-name="P50">$1-06</text:p>
          </table:table-cell>
          <table:table-cell table:style-name="t1.B5" office:value-type="string">
            <text:p text:style-name="P50">$1-16</text:p>
          </table:table-cell>
          <table:table-cell table:style-name="t1.B5" office:value-type="string">
            <text:p text:style-name="P50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9">7 Зв/ч</text:p>
          </table:table-cell>
          <table:table-cell table:style-name="t1.B12" office:value-type="string">
            <text:p text:style-name="P50">$1-37</text:p>
          </table:table-cell>
          <table:table-cell table:style-name="t1.B12" office:value-type="string">
            <text:p text:style-name="P50">$1-47</text:p>
          </table:table-cell>
          <table:table-cell table:style-name="t1.B12" office:value-type="string">
            <text:p text:style-name="P50">$1-57</text:p>
          </table:table-cell>
          <table:table-cell table:style-name="t1.B12" office:value-type="string">
            <text:p text:style-name="P50">$1-67</text:p>
          </table:table-cell>
          <table:table-cell table:style-name="t1.B12" office:value-type="string">
            <text:p text:style-name="P50">$1-77</text:p>
          </table:table-cell>
          <table:table-cell table:style-name="t1.B12" office:value-type="string">
            <text:p text:style-name="P50">$1-87</text:p>
          </table:table-cell>
          <table:table-cell table:style-name="t1.B12" office:value-type="string">
            <text:p text:style-name="P50">$1-07</text:p>
          </table:table-cell>
          <table:table-cell table:style-name="t1.B12" office:value-type="string">
            <text:p text:style-name="P50">$1-17</text:p>
          </table:table-cell>
          <table:table-cell table:style-name="t1.B12" office:value-type="string">
            <text:p text:style-name="P5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9">Номер источ-ника</text:p>
          </table:table-cell>
          <table:table-cell table:style-name="t2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5">Фон, нЗв/ч</text:p>
          </table:table-cell>
          <table:table-cell table:style-name="t2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4"><text:span text:style-name="T27">H</text:span><text:span text:style-name="T16">1</text:span></text:p>
          </table:table-cell>
          <table:table-cell table:style-name="t2.D3" office:value-type="string">
            <text:p text:style-name="P55"><text:span text:style-name="T7">H</text:span><text:span text:style-name="T16">2</text:span></text:p>
          </table:table-cell>
          <table:table-cell table:style-name="t2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9"><text:span text:style-name="T2">0,07</text:span> мкЗв/ч</text:p>
          </table:table-cell>
          <table:table-cell table:style-name="t2.B5" office:value-type="string">
            <text:p text:style-name="P50">$2-30</text:p>
          </table:table-cell>
          <table:table-cell table:style-name="t2.B5" office:value-type="string">
            <text:p text:style-name="P50">$2-40</text:p>
          </table:table-cell>
          <table:table-cell table:style-name="t2.B5" office:value-type="string">
            <text:p text:style-name="P50">$2-50</text:p>
          </table:table-cell>
          <table:table-cell table:style-name="t2.B5" office:value-type="string">
            <text:p text:style-name="P50">$2-60</text:p>
          </table:table-cell>
          <table:table-cell table:style-name="t2.B5" office:value-type="string">
            <text:p text:style-name="P50">$2-70</text:p>
          </table:table-cell>
          <table:table-cell table:style-name="t2.B5" office:value-type="string">
            <text:p text:style-name="P50">$2-80</text:p>
          </table:table-cell>
          <table:table-cell table:style-name="t2.B5" office:value-type="string">
            <text:p text:style-name="P50">$2-00</text:p>
          </table:table-cell>
          <table:table-cell table:style-name="t2.B5" office:value-type="string">
            <text:p text:style-name="P50">$2-10</text:p>
          </table:table-cell>
          <table:table-cell table:style-name="t2.B5" office:value-type="string">
            <text:p text:style-name="P50">$2-20</text:p>
          </table:table-cell>
          <table:table-cell table:style-name="t2.K5" table:number-rows-spanned="5" office:value-type="string">
            <text:p text:style-name="P49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9">0,7 мкЗв/ч</text:p>
          </table:table-cell>
          <table:table-cell table:style-name="t2.B5" office:value-type="string">
            <text:p text:style-name="P50">$2-31</text:p>
          </table:table-cell>
          <table:table-cell table:style-name="t2.B5" office:value-type="string">
            <text:p text:style-name="P50">$2-41</text:p>
          </table:table-cell>
          <table:table-cell table:style-name="t2.B5" office:value-type="string">
            <text:p text:style-name="P50">$2-51</text:p>
          </table:table-cell>
          <table:table-cell table:style-name="t2.B5" office:value-type="string">
            <text:p text:style-name="P50">$2-61</text:p>
          </table:table-cell>
          <table:table-cell table:style-name="t2.B5" office:value-type="string">
            <text:p text:style-name="P50">$2-71</text:p>
          </table:table-cell>
          <table:table-cell table:style-name="t2.B5" office:value-type="string">
            <text:p text:style-name="P50">$2-81</text:p>
          </table:table-cell>
          <table:table-cell table:style-name="t2.B5" office:value-type="string">
            <text:p text:style-name="P50">$2-01</text:p>
          </table:table-cell>
          <table:table-cell table:style-name="t2.B5" office:value-type="string">
            <text:p text:style-name="P50">$2-11</text:p>
          </table:table-cell>
          <table:table-cell table:style-name="t2.B5" office:value-type="string">
            <text:p text:style-name="P50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9">7 мкЗв/ч</text:p>
          </table:table-cell>
          <table:table-cell table:style-name="t2.B5" office:value-type="string">
            <text:p text:style-name="P50">$2-32</text:p>
          </table:table-cell>
          <table:table-cell table:style-name="t2.B5" office:value-type="string">
            <text:p text:style-name="P50">$2-42</text:p>
          </table:table-cell>
          <table:table-cell table:style-name="t2.B5" office:value-type="string">
            <text:p text:style-name="P50">$2-52</text:p>
          </table:table-cell>
          <table:table-cell table:style-name="t2.B5" office:value-type="string">
            <text:p text:style-name="P50">$2-62</text:p>
          </table:table-cell>
          <table:table-cell table:style-name="t2.B5" office:value-type="string">
            <text:p text:style-name="P50">$2-72</text:p>
          </table:table-cell>
          <table:table-cell table:style-name="t2.B5" office:value-type="string">
            <text:p text:style-name="P50">$2-82</text:p>
          </table:table-cell>
          <table:table-cell table:style-name="t2.B5" office:value-type="string">
            <text:p text:style-name="P50">$2-02</text:p>
          </table:table-cell>
          <table:table-cell table:style-name="t2.B5" office:value-type="string">
            <text:p text:style-name="P50">$2-12</text:p>
          </table:table-cell>
          <table:table-cell table:style-name="t2.B5" office:value-type="string">
            <text:p text:style-name="P50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9">70 мкЗв/ч</text:p>
          </table:table-cell>
          <table:table-cell table:style-name="t2.B5" office:value-type="string">
            <text:p text:style-name="P50">$2-33</text:p>
          </table:table-cell>
          <table:table-cell table:style-name="t2.B5" office:value-type="string">
            <text:p text:style-name="P50">$2-43</text:p>
          </table:table-cell>
          <table:table-cell table:style-name="t2.B5" office:value-type="string">
            <text:p text:style-name="P50">$2-53</text:p>
          </table:table-cell>
          <table:table-cell table:style-name="t2.B5" office:value-type="string">
            <text:p text:style-name="P50">$2-63</text:p>
          </table:table-cell>
          <table:table-cell table:style-name="t2.B5" office:value-type="string">
            <text:p text:style-name="P50">$2-73</text:p>
          </table:table-cell>
          <table:table-cell table:style-name="t2.B5" office:value-type="string">
            <text:p text:style-name="P50">$2-83</text:p>
          </table:table-cell>
          <table:table-cell table:style-name="t2.B5" office:value-type="string">
            <text:p text:style-name="P50">$2-03</text:p>
          </table:table-cell>
          <table:table-cell table:style-name="t2.B5" office:value-type="string">
            <text:p text:style-name="P50">$2-13</text:p>
          </table:table-cell>
          <table:table-cell table:style-name="t2.B5" office:value-type="string">
            <text:p text:style-name="P50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9"><text:span text:style-name="T10">240</text:span> <text:span text:style-name="T10">мкЗв</text:span>/ч</text:p>
          </table:table-cell>
          <table:table-cell table:style-name="t2.B9" office:value-type="string">
            <text:p text:style-name="P50">$2-34</text:p>
          </table:table-cell>
          <table:table-cell table:style-name="t2.B9" office:value-type="string">
            <text:p text:style-name="P50">$2-44</text:p>
          </table:table-cell>
          <table:table-cell table:style-name="t2.B9" office:value-type="string">
            <text:p text:style-name="P50">$2-54</text:p>
          </table:table-cell>
          <table:table-cell table:style-name="t2.B9" office:value-type="string">
            <text:p text:style-name="P50">$2-64</text:p>
          </table:table-cell>
          <table:table-cell table:style-name="t2.B9" office:value-type="string">
            <text:p text:style-name="P50">$2-74</text:p>
          </table:table-cell>
          <table:table-cell table:style-name="t2.B9" office:value-type="string">
            <text:p text:style-name="P50">$2-84</text:p>
          </table:table-cell>
          <table:table-cell table:style-name="t2.B9" office:value-type="string">
            <text:p text:style-name="P50">$2-04</text:p>
          </table:table-cell>
          <table:table-cell table:style-name="t2.B9" office:value-type="string">
            <text:p text:style-name="P50">$2-14</text:p>
          </table:table-cell>
          <table:table-cell table:style-name="t2.B9" office:value-type="string">
            <text:p text:style-name="P5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9">Номер источ-ника</text:p>
          </table:table-cell>
          <table:table-cell table:style-name="t3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3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5">Фон, нЗв/ч</text:p>
          </table:table-cell>
          <table:table-cell table:style-name="t3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4"><text:span text:style-name="T27">H</text:span><text:span text:style-name="T16">1</text:span></text:p>
          </table:table-cell>
          <table:table-cell table:style-name="t3.D3" office:value-type="string">
            <text:p text:style-name="P55"><text:span text:style-name="T7">H</text:span><text:span text:style-name="T16">2</text:span></text:p>
          </table:table-cell>
          <table:table-cell table:style-name="t3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9"><text:span text:style-name="T2">0,07</text:span> мкЗв/ч</text:p>
          </table:table-cell>
          <table:table-cell table:style-name="t3.B5" office:value-type="string">
            <text:p text:style-name="P50">$3-30</text:p>
          </table:table-cell>
          <table:table-cell table:style-name="t3.B5" office:value-type="string">
            <text:p text:style-name="P50">$3-40</text:p>
          </table:table-cell>
          <table:table-cell table:style-name="t3.B5" office:value-type="string">
            <text:p text:style-name="P50">$3-50</text:p>
          </table:table-cell>
          <table:table-cell table:style-name="t3.B5" office:value-type="string">
            <text:p text:style-name="P50">$3-60</text:p>
          </table:table-cell>
          <table:table-cell table:style-name="t3.B5" office:value-type="string">
            <text:p text:style-name="P50">$3-70</text:p>
          </table:table-cell>
          <table:table-cell table:style-name="t3.B5" office:value-type="string">
            <text:p text:style-name="P50">$3-80</text:p>
          </table:table-cell>
          <table:table-cell table:style-name="t3.B5" office:value-type="string">
            <text:p text:style-name="P50">$3-00</text:p>
          </table:table-cell>
          <table:table-cell table:style-name="t3.B5" office:value-type="string">
            <text:p text:style-name="P50">$3-10</text:p>
          </table:table-cell>
          <table:table-cell table:style-name="t3.B5" office:value-type="string">
            <text:p text:style-name="P50">$3-20</text:p>
          </table:table-cell>
          <table:table-cell table:style-name="t3.K5" table:number-rows-spanned="9" office:value-type="string">
            <text:p text:style-name="P49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9">0,7 мкЗв/ч</text:p>
          </table:table-cell>
          <table:table-cell table:style-name="t3.B5" office:value-type="string">
            <text:p text:style-name="P50">$3-31</text:p>
          </table:table-cell>
          <table:table-cell table:style-name="t3.B5" office:value-type="string">
            <text:p text:style-name="P50">$3-41</text:p>
          </table:table-cell>
          <table:table-cell table:style-name="t3.B5" office:value-type="string">
            <text:p text:style-name="P50">$3-51</text:p>
          </table:table-cell>
          <table:table-cell table:style-name="t3.B5" office:value-type="string">
            <text:p text:style-name="P50">$3-61</text:p>
          </table:table-cell>
          <table:table-cell table:style-name="t3.B5" office:value-type="string">
            <text:p text:style-name="P50">$3-71</text:p>
          </table:table-cell>
          <table:table-cell table:style-name="t3.B5" office:value-type="string">
            <text:p text:style-name="P50">$3-81</text:p>
          </table:table-cell>
          <table:table-cell table:style-name="t3.B5" office:value-type="string">
            <text:p text:style-name="P50">$3-01</text:p>
          </table:table-cell>
          <table:table-cell table:style-name="t3.B5" office:value-type="string">
            <text:p text:style-name="P50">$3-11</text:p>
          </table:table-cell>
          <table:table-cell table:style-name="t3.B5" office:value-type="string">
            <text:p text:style-name="P50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9">7 мкЗв/ч</text:p>
          </table:table-cell>
          <table:table-cell table:style-name="t3.B5" office:value-type="string">
            <text:p text:style-name="P50">$3-32</text:p>
          </table:table-cell>
          <table:table-cell table:style-name="t3.B5" office:value-type="string">
            <text:p text:style-name="P50">$3-42</text:p>
          </table:table-cell>
          <table:table-cell table:style-name="t3.B5" office:value-type="string">
            <text:p text:style-name="P50">$3-52</text:p>
          </table:table-cell>
          <table:table-cell table:style-name="t3.B5" office:value-type="string">
            <text:p text:style-name="P50">$3-62</text:p>
          </table:table-cell>
          <table:table-cell table:style-name="t3.B5" office:value-type="string">
            <text:p text:style-name="P50">$3-72</text:p>
          </table:table-cell>
          <table:table-cell table:style-name="t3.B5" office:value-type="string">
            <text:p text:style-name="P50">$3-82</text:p>
          </table:table-cell>
          <table:table-cell table:style-name="t3.B5" office:value-type="string">
            <text:p text:style-name="P50">$3-02</text:p>
          </table:table-cell>
          <table:table-cell table:style-name="t3.B5" office:value-type="string">
            <text:p text:style-name="P50">$3-12</text:p>
          </table:table-cell>
          <table:table-cell table:style-name="t3.B5" office:value-type="string">
            <text:p text:style-name="P50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9">70 мкЗв/ч</text:p>
          </table:table-cell>
          <table:table-cell table:style-name="t3.B5" office:value-type="string">
            <text:p text:style-name="P50">$3-33</text:p>
          </table:table-cell>
          <table:table-cell table:style-name="t3.B5" office:value-type="string">
            <text:p text:style-name="P50">$3-43</text:p>
          </table:table-cell>
          <table:table-cell table:style-name="t3.B5" office:value-type="string">
            <text:p text:style-name="P50">$3-53</text:p>
          </table:table-cell>
          <table:table-cell table:style-name="t3.B5" office:value-type="string">
            <text:p text:style-name="P50">$3-63</text:p>
          </table:table-cell>
          <table:table-cell table:style-name="t3.B5" office:value-type="string">
            <text:p text:style-name="P50">$3-73</text:p>
          </table:table-cell>
          <table:table-cell table:style-name="t3.B5" office:value-type="string">
            <text:p text:style-name="P50">$3-83</text:p>
          </table:table-cell>
          <table:table-cell table:style-name="t3.B5" office:value-type="string">
            <text:p text:style-name="P50">$3-03</text:p>
          </table:table-cell>
          <table:table-cell table:style-name="t3.B5" office:value-type="string">
            <text:p text:style-name="P50">$3-13</text:p>
          </table:table-cell>
          <table:table-cell table:style-name="t3.B5" office:value-type="string">
            <text:p text:style-name="P50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9">0.7 мЗв/ч</text:p>
          </table:table-cell>
          <table:table-cell table:style-name="t3.B5" office:value-type="string">
            <text:p text:style-name="P50">$3-34</text:p>
          </table:table-cell>
          <table:table-cell table:style-name="t3.B5" office:value-type="string">
            <text:p text:style-name="P50">$3-44</text:p>
          </table:table-cell>
          <table:table-cell table:style-name="t3.B5" office:value-type="string">
            <text:p text:style-name="P50">$3-54</text:p>
          </table:table-cell>
          <table:table-cell table:style-name="t3.B5" office:value-type="string">
            <text:p text:style-name="P50">$3-64</text:p>
          </table:table-cell>
          <table:table-cell table:style-name="t3.B5" office:value-type="string">
            <text:p text:style-name="P50">$3-74</text:p>
          </table:table-cell>
          <table:table-cell table:style-name="t3.B5" office:value-type="string">
            <text:p text:style-name="P50">$3-84</text:p>
          </table:table-cell>
          <table:table-cell table:style-name="t3.B5" office:value-type="string">
            <text:p text:style-name="P50">$3-04</text:p>
          </table:table-cell>
          <table:table-cell table:style-name="t3.B5" office:value-type="string">
            <text:p text:style-name="P50">$3-14</text:p>
          </table:table-cell>
          <table:table-cell table:style-name="t3.B5" office:value-type="string">
            <text:p text:style-name="P50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9">7,0 мЗв/ч</text:p>
          </table:table-cell>
          <table:table-cell table:style-name="t3.B5" office:value-type="string">
            <text:p text:style-name="P50">$3-35</text:p>
          </table:table-cell>
          <table:table-cell table:style-name="t3.B5" office:value-type="string">
            <text:p text:style-name="P50">$3-45</text:p>
          </table:table-cell>
          <table:table-cell table:style-name="t3.B5" office:value-type="string">
            <text:p text:style-name="P50">$3-55</text:p>
          </table:table-cell>
          <table:table-cell table:style-name="t3.B5" office:value-type="string">
            <text:p text:style-name="P50">$3-65</text:p>
          </table:table-cell>
          <table:table-cell table:style-name="t3.B5" office:value-type="string">
            <text:p text:style-name="P50">$3-75</text:p>
          </table:table-cell>
          <table:table-cell table:style-name="t3.B5" office:value-type="string">
            <text:p text:style-name="P50">$3-85</text:p>
          </table:table-cell>
          <table:table-cell table:style-name="t3.B5" office:value-type="string">
            <text:p text:style-name="P50">$3-05</text:p>
          </table:table-cell>
          <table:table-cell table:style-name="t3.B5" office:value-type="string">
            <text:p text:style-name="P50">$3-15</text:p>
          </table:table-cell>
          <table:table-cell table:style-name="t3.B5" office:value-type="string">
            <text:p text:style-name="P50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9">70 мЗв/ч</text:p>
          </table:table-cell>
          <table:table-cell table:style-name="t3.B5" office:value-type="string">
            <text:p text:style-name="P50">$3-36</text:p>
          </table:table-cell>
          <table:table-cell table:style-name="t3.B5" office:value-type="string">
            <text:p text:style-name="P50">$3-46</text:p>
          </table:table-cell>
          <table:table-cell table:style-name="t3.B5" office:value-type="string">
            <text:p text:style-name="P50">$3-56</text:p>
          </table:table-cell>
          <table:table-cell table:style-name="t3.B5" office:value-type="string">
            <text:p text:style-name="P50">$3-66</text:p>
          </table:table-cell>
          <table:table-cell table:style-name="t3.B5" office:value-type="string">
            <text:p text:style-name="P50">$3-76</text:p>
          </table:table-cell>
          <table:table-cell table:style-name="t3.B5" office:value-type="string">
            <text:p text:style-name="P50">$3-86</text:p>
          </table:table-cell>
          <table:table-cell table:style-name="t3.B5" office:value-type="string">
            <text:p text:style-name="P50">$3-06</text:p>
          </table:table-cell>
          <table:table-cell table:style-name="t3.B5" office:value-type="string">
            <text:p text:style-name="P50">$3-16</text:p>
          </table:table-cell>
          <table:table-cell table:style-name="t3.B5" office:value-type="string">
            <text:p text:style-name="P50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9"><text:span text:style-name="T10">0,7</text:span> Зв/ч</text:p>
          </table:table-cell>
          <table:table-cell table:style-name="t3.B5" office:value-type="string">
            <text:p text:style-name="P50">$3-37</text:p>
          </table:table-cell>
          <table:table-cell table:style-name="t3.B5" office:value-type="string">
            <text:p text:style-name="P50">$3-47</text:p>
          </table:table-cell>
          <table:table-cell table:style-name="t3.B5" office:value-type="string">
            <text:p text:style-name="P50">$3-57</text:p>
          </table:table-cell>
          <table:table-cell table:style-name="t3.B5" office:value-type="string">
            <text:p text:style-name="P50">$3-67</text:p>
          </table:table-cell>
          <table:table-cell table:style-name="t3.B5" office:value-type="string">
            <text:p text:style-name="P50">$3-77</text:p>
          </table:table-cell>
          <table:table-cell table:style-name="t3.B5" office:value-type="string">
            <text:p text:style-name="P50">$3-87</text:p>
          </table:table-cell>
          <table:table-cell table:style-name="t3.B5" office:value-type="string">
            <text:p text:style-name="P50">$3-07</text:p>
          </table:table-cell>
          <table:table-cell table:style-name="t3.B5" office:value-type="string">
            <text:p text:style-name="P50">$3-17</text:p>
          </table:table-cell>
          <table:table-cell table:style-name="t3.B5" office:value-type="string">
            <text:p text:style-name="P50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9">7 Зв/ч</text:p>
          </table:table-cell>
          <table:table-cell table:style-name="t3.B13" office:value-type="string">
            <text:p text:style-name="P50">$3-38</text:p>
          </table:table-cell>
          <table:table-cell table:style-name="t3.B13" office:value-type="string">
            <text:p text:style-name="P50">$3-48</text:p>
          </table:table-cell>
          <table:table-cell table:style-name="t3.B13" office:value-type="string">
            <text:p text:style-name="P50">$3-58</text:p>
          </table:table-cell>
          <table:table-cell table:style-name="t3.B13" office:value-type="string">
            <text:p text:style-name="P50">$3-68</text:p>
          </table:table-cell>
          <table:table-cell table:style-name="t3.B13" office:value-type="string">
            <text:p text:style-name="P50">$3-78</text:p>
          </table:table-cell>
          <table:table-cell table:style-name="t3.B13" office:value-type="string">
            <text:p text:style-name="P50">$3-88</text:p>
          </table:table-cell>
          <table:table-cell table:style-name="t3.B13" office:value-type="string">
            <text:p text:style-name="P50">$3-08</text:p>
          </table:table-cell>
          <table:table-cell table:style-name="t3.B13" office:value-type="string">
            <text:p text:style-name="P50">$3-18</text:p>
          </table:table-cell>
          <table:table-cell table:style-name="t3.B13" office:value-type="string">
            <text:p text:style-name="P5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9">Номер источ-ника</text:p>
          </table:table-cell>
          <table:table-cell table:style-name="t4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4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5">Фон, нЗв/ч</text:p>
          </table:table-cell>
          <table:table-cell table:style-name="t4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4"><text:span text:style-name="T27">H</text:span><text:span text:style-name="T16">1</text:span></text:p>
          </table:table-cell>
          <table:table-cell table:style-name="t4.D3" office:value-type="string">
            <text:p text:style-name="P55"><text:span text:style-name="T7">H</text:span><text:span text:style-name="T16">2</text:span></text:p>
          </table:table-cell>
          <table:table-cell table:style-name="t4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9"><text:span text:style-name="T2">0,07</text:span> мкЗв/ч</text:p>
          </table:table-cell>
          <table:table-cell table:style-name="t4.B5" office:value-type="string">
            <text:p text:style-name="P50">$4-30</text:p>
          </table:table-cell>
          <table:table-cell table:style-name="t4.B5" office:value-type="string">
            <text:p text:style-name="P50">$4-40</text:p>
          </table:table-cell>
          <table:table-cell table:style-name="t4.B5" office:value-type="string">
            <text:p text:style-name="P50">$4-50</text:p>
          </table:table-cell>
          <table:table-cell table:style-name="t4.B5" office:value-type="string">
            <text:p text:style-name="P50">$4-60</text:p>
          </table:table-cell>
          <table:table-cell table:style-name="t4.B5" office:value-type="string">
            <text:p text:style-name="P50">$4-70</text:p>
          </table:table-cell>
          <table:table-cell table:style-name="t4.B5" office:value-type="string">
            <text:p text:style-name="P50">$4-80</text:p>
          </table:table-cell>
          <table:table-cell table:style-name="t4.B5" office:value-type="string">
            <text:p text:style-name="P50">$4-00</text:p>
          </table:table-cell>
          <table:table-cell table:style-name="t4.B5" office:value-type="string">
            <text:p text:style-name="P50">$4-10</text:p>
          </table:table-cell>
          <table:table-cell table:style-name="t4.B5" office:value-type="string">
            <text:p text:style-name="P50">$4-20</text:p>
          </table:table-cell>
          <table:table-cell table:style-name="t4.K5" table:number-rows-spanned="5" office:value-type="string">
            <text:p text:style-name="P49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9">0,7 мкЗв/ч</text:p>
          </table:table-cell>
          <table:table-cell table:style-name="t4.B5" office:value-type="string">
            <text:p text:style-name="P50">$4-31</text:p>
          </table:table-cell>
          <table:table-cell table:style-name="t4.B5" office:value-type="string">
            <text:p text:style-name="P50">$4-41</text:p>
          </table:table-cell>
          <table:table-cell table:style-name="t4.B5" office:value-type="string">
            <text:p text:style-name="P50">$4-51</text:p>
          </table:table-cell>
          <table:table-cell table:style-name="t4.B5" office:value-type="string">
            <text:p text:style-name="P50">$4-61</text:p>
          </table:table-cell>
          <table:table-cell table:style-name="t4.B5" office:value-type="string">
            <text:p text:style-name="P50">$4-71</text:p>
          </table:table-cell>
          <table:table-cell table:style-name="t4.B5" office:value-type="string">
            <text:p text:style-name="P50">$4-81</text:p>
          </table:table-cell>
          <table:table-cell table:style-name="t4.B5" office:value-type="string">
            <text:p text:style-name="P50">$4-01</text:p>
          </table:table-cell>
          <table:table-cell table:style-name="t4.B5" office:value-type="string">
            <text:p text:style-name="P50">$4-11</text:p>
          </table:table-cell>
          <table:table-cell table:style-name="t4.B5" office:value-type="string">
            <text:p text:style-name="P50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9">7 мкЗв/ч</text:p>
          </table:table-cell>
          <table:table-cell table:style-name="t4.B5" office:value-type="string">
            <text:p text:style-name="P50">$4-32</text:p>
          </table:table-cell>
          <table:table-cell table:style-name="t4.B5" office:value-type="string">
            <text:p text:style-name="P50">$4-42</text:p>
          </table:table-cell>
          <table:table-cell table:style-name="t4.B5" office:value-type="string">
            <text:p text:style-name="P50">$4-52</text:p>
          </table:table-cell>
          <table:table-cell table:style-name="t4.B5" office:value-type="string">
            <text:p text:style-name="P50">$4-62</text:p>
          </table:table-cell>
          <table:table-cell table:style-name="t4.B5" office:value-type="string">
            <text:p text:style-name="P50">$4-72</text:p>
          </table:table-cell>
          <table:table-cell table:style-name="t4.B5" office:value-type="string">
            <text:p text:style-name="P50">$4-82</text:p>
          </table:table-cell>
          <table:table-cell table:style-name="t4.B5" office:value-type="string">
            <text:p text:style-name="P50">$4-02</text:p>
          </table:table-cell>
          <table:table-cell table:style-name="t4.B5" office:value-type="string">
            <text:p text:style-name="P50">$4-12</text:p>
          </table:table-cell>
          <table:table-cell table:style-name="t4.B5" office:value-type="string">
            <text:p text:style-name="P50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9">70 мкЗв/ч</text:p>
          </table:table-cell>
          <table:table-cell table:style-name="t4.B5" office:value-type="string">
            <text:p text:style-name="P50">$4-33</text:p>
          </table:table-cell>
          <table:table-cell table:style-name="t4.B5" office:value-type="string">
            <text:p text:style-name="P50">$4-43</text:p>
          </table:table-cell>
          <table:table-cell table:style-name="t4.B5" office:value-type="string">
            <text:p text:style-name="P50">$4-53</text:p>
          </table:table-cell>
          <table:table-cell table:style-name="t4.B5" office:value-type="string">
            <text:p text:style-name="P50">$4-63</text:p>
          </table:table-cell>
          <table:table-cell table:style-name="t4.B5" office:value-type="string">
            <text:p text:style-name="P50">$4-73</text:p>
          </table:table-cell>
          <table:table-cell table:style-name="t4.B5" office:value-type="string">
            <text:p text:style-name="P50">$4-83</text:p>
          </table:table-cell>
          <table:table-cell table:style-name="t4.B5" office:value-type="string">
            <text:p text:style-name="P50">$4-03</text:p>
          </table:table-cell>
          <table:table-cell table:style-name="t4.B5" office:value-type="string">
            <text:p text:style-name="P50">$4-13</text:p>
          </table:table-cell>
          <table:table-cell table:style-name="t4.B5" office:value-type="string">
            <text:p text:style-name="P50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9">240 мкЗв/ч</text:p>
          </table:table-cell>
          <table:table-cell table:style-name="t4.B9" office:value-type="string">
            <text:p text:style-name="P50">$4-34</text:p>
          </table:table-cell>
          <table:table-cell table:style-name="t4.B9" office:value-type="string">
            <text:p text:style-name="P50">$4-44</text:p>
          </table:table-cell>
          <table:table-cell table:style-name="t4.B9" office:value-type="string">
            <text:p text:style-name="P50">$4-54</text:p>
          </table:table-cell>
          <table:table-cell table:style-name="t4.B9" office:value-type="string">
            <text:p text:style-name="P50">$4-64</text:p>
          </table:table-cell>
          <table:table-cell table:style-name="t4.B9" office:value-type="string">
            <text:p text:style-name="P50">$4-74</text:p>
          </table:table-cell>
          <table:table-cell table:style-name="t4.B9" office:value-type="string">
            <text:p text:style-name="P50">$4-84</text:p>
          </table:table-cell>
          <table:table-cell table:style-name="t4.B9" office:value-type="string">
            <text:p text:style-name="P50">$4-04</text:p>
          </table:table-cell>
          <table:table-cell table:style-name="t4.B9" office:value-type="string">
            <text:p text:style-name="P50">$4-14</text:p>
          </table:table-cell>
          <table:table-cell table:style-name="t4.B9" office:value-type="string">
            <text:p text:style-name="P5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9">Номер источ-ника</text:p>
          </table:table-cell>
          <table:table-cell table:style-name="t5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5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5">Фон, нЗв/ч</text:p>
          </table:table-cell>
          <table:table-cell table:style-name="t5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4"><text:span text:style-name="T27">H</text:span><text:span text:style-name="T16">1</text:span></text:p>
          </table:table-cell>
          <table:table-cell table:style-name="t5.D3" office:value-type="string">
            <text:p text:style-name="P55"><text:span text:style-name="T7">H</text:span><text:span text:style-name="T16">2</text:span></text:p>
          </table:table-cell>
          <table:table-cell table:style-name="t5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9"><text:span text:style-name="T2">0,07</text:span> мкЗв/ч</text:p>
          </table:table-cell>
          <table:table-cell table:style-name="t5.B5" office:value-type="string">
            <text:p text:style-name="P50">$5-30</text:p>
          </table:table-cell>
          <table:table-cell table:style-name="t5.B5" office:value-type="string">
            <text:p text:style-name="P50">$5-40</text:p>
          </table:table-cell>
          <table:table-cell table:style-name="t5.B5" office:value-type="string">
            <text:p text:style-name="P50">$5-50</text:p>
          </table:table-cell>
          <table:table-cell table:style-name="t5.B5" office:value-type="string">
            <text:p text:style-name="P50">$5-60</text:p>
          </table:table-cell>
          <table:table-cell table:style-name="t5.B5" office:value-type="string">
            <text:p text:style-name="P50">$5-70</text:p>
          </table:table-cell>
          <table:table-cell table:style-name="t5.B5" office:value-type="string">
            <text:p text:style-name="P50">$5-80</text:p>
          </table:table-cell>
          <table:table-cell table:style-name="t5.B5" office:value-type="string">
            <text:p text:style-name="P50">$5-00</text:p>
          </table:table-cell>
          <table:table-cell table:style-name="t5.B5" office:value-type="string">
            <text:p text:style-name="P50">$5-10</text:p>
          </table:table-cell>
          <table:table-cell table:style-name="t5.B5" office:value-type="string">
            <text:p text:style-name="P50">$5-20</text:p>
          </table:table-cell>
          <table:table-cell table:style-name="t5.K5" table:number-rows-spanned="4" office:value-type="string">
            <text:p text:style-name="P49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9">0,7 мкЗв/ч</text:p>
          </table:table-cell>
          <table:table-cell table:style-name="t5.B5" office:value-type="string">
            <text:p text:style-name="P50">$5-31</text:p>
          </table:table-cell>
          <table:table-cell table:style-name="t5.B5" office:value-type="string">
            <text:p text:style-name="P50">$5-41</text:p>
          </table:table-cell>
          <table:table-cell table:style-name="t5.B5" office:value-type="string">
            <text:p text:style-name="P50">$5-51</text:p>
          </table:table-cell>
          <table:table-cell table:style-name="t5.B5" office:value-type="string">
            <text:p text:style-name="P50">$5-61</text:p>
          </table:table-cell>
          <table:table-cell table:style-name="t5.B5" office:value-type="string">
            <text:p text:style-name="P50">$5-71</text:p>
          </table:table-cell>
          <table:table-cell table:style-name="t5.B5" office:value-type="string">
            <text:p text:style-name="P50">$5-81</text:p>
          </table:table-cell>
          <table:table-cell table:style-name="t5.B5" office:value-type="string">
            <text:p text:style-name="P50">$5-01</text:p>
          </table:table-cell>
          <table:table-cell table:style-name="t5.B5" office:value-type="string">
            <text:p text:style-name="P50">$5-11</text:p>
          </table:table-cell>
          <table:table-cell table:style-name="t5.B5" office:value-type="string">
            <text:p text:style-name="P50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9">7 мкЗв/ч</text:p>
          </table:table-cell>
          <table:table-cell table:style-name="t5.B5" office:value-type="string">
            <text:p text:style-name="P50">$5-32</text:p>
          </table:table-cell>
          <table:table-cell table:style-name="t5.B5" office:value-type="string">
            <text:p text:style-name="P50">$5-42</text:p>
          </table:table-cell>
          <table:table-cell table:style-name="t5.B5" office:value-type="string">
            <text:p text:style-name="P50">$5-52</text:p>
          </table:table-cell>
          <table:table-cell table:style-name="t5.B5" office:value-type="string">
            <text:p text:style-name="P50">$5-62</text:p>
          </table:table-cell>
          <table:table-cell table:style-name="t5.B5" office:value-type="string">
            <text:p text:style-name="P50">$5-72</text:p>
          </table:table-cell>
          <table:table-cell table:style-name="t5.B5" office:value-type="string">
            <text:p text:style-name="P50">$5-82</text:p>
          </table:table-cell>
          <table:table-cell table:style-name="t5.B5" office:value-type="string">
            <text:p text:style-name="P50">$5-02</text:p>
          </table:table-cell>
          <table:table-cell table:style-name="t5.B5" office:value-type="string">
            <text:p text:style-name="P50">$5-12</text:p>
          </table:table-cell>
          <table:table-cell table:style-name="t5.B5" office:value-type="string">
            <text:p text:style-name="P50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9">70 мкЗв/ч</text:p>
          </table:table-cell>
          <table:table-cell table:style-name="t5.B8" office:value-type="string">
            <text:p text:style-name="P50">$5-33</text:p>
          </table:table-cell>
          <table:table-cell table:style-name="t5.B8" office:value-type="string">
            <text:p text:style-name="P50">$5-43</text:p>
          </table:table-cell>
          <table:table-cell table:style-name="t5.B8" office:value-type="string">
            <text:p text:style-name="P50">$5-53</text:p>
          </table:table-cell>
          <table:table-cell table:style-name="t5.B8" office:value-type="string">
            <text:p text:style-name="P50">$5-63</text:p>
          </table:table-cell>
          <table:table-cell table:style-name="t5.B8" office:value-type="string">
            <text:p text:style-name="P50">$5-73</text:p>
          </table:table-cell>
          <table:table-cell table:style-name="t5.B8" office:value-type="string">
            <text:p text:style-name="P50">$5-83</text:p>
          </table:table-cell>
          <table:table-cell table:style-name="t5.B8" office:value-type="string">
            <text:p text:style-name="P50">$5-03</text:p>
          </table:table-cell>
          <table:table-cell table:style-name="t5.B8" office:value-type="string">
            <text:p text:style-name="P50">$5-13</text:p>
          </table:table-cell>
          <table:table-cell table:style-name="t5.B8" office:value-type="string">
            <text:p text:style-name="P5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9">Номер источ-ника</text:p>
          </table:table-cell>
          <table:table-cell table:style-name="t6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6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5">Фон, нЗв/ч</text:p>
          </table:table-cell>
          <table:table-cell table:style-name="t6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4"><text:span text:style-name="T27">H</text:span><text:span text:style-name="T16">1</text:span></text:p>
          </table:table-cell>
          <table:table-cell table:style-name="t6.D3" office:value-type="string">
            <text:p text:style-name="P55"><text:span text:style-name="T7">H</text:span><text:span text:style-name="T16">2</text:span></text:p>
          </table:table-cell>
          <table:table-cell table:style-name="t6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9"><text:span text:style-name="T2">7,0</text:span> мЗв/ч</text:p>
          </table:table-cell>
          <table:table-cell table:style-name="t6.B5" office:value-type="string">
            <text:p text:style-name="P50">$6-30</text:p>
          </table:table-cell>
          <table:table-cell table:style-name="t6.B5" office:value-type="string">
            <text:p text:style-name="P50">$6-40</text:p>
          </table:table-cell>
          <table:table-cell table:style-name="t6.B5" office:value-type="string">
            <text:p text:style-name="P50">$6-50</text:p>
          </table:table-cell>
          <table:table-cell table:style-name="t6.B5" office:value-type="string">
            <text:p text:style-name="P50">$6-60</text:p>
          </table:table-cell>
          <table:table-cell table:style-name="t6.B5" office:value-type="string">
            <text:p text:style-name="P50">$6-70</text:p>
          </table:table-cell>
          <table:table-cell table:style-name="t6.B5" office:value-type="string">
            <text:p text:style-name="P50">$6-80</text:p>
          </table:table-cell>
          <table:table-cell table:style-name="t6.B5" office:value-type="string">
            <text:p text:style-name="P50">$6-00</text:p>
          </table:table-cell>
          <table:table-cell table:style-name="t6.B5" office:value-type="string">
            <text:p text:style-name="P50">$6-10</text:p>
          </table:table-cell>
          <table:table-cell table:style-name="t6.B5" office:value-type="string">
            <text:p text:style-name="P50">$6-20</text:p>
          </table:table-cell>
          <table:table-cell table:style-name="t6.K5" table:number-rows-spanned="5" office:value-type="string">
            <text:p text:style-name="P49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9">7<text:span text:style-name="T2">0</text:span> мЗв/ч</text:p>
          </table:table-cell>
          <table:table-cell table:style-name="t6.B5" office:value-type="string">
            <text:p text:style-name="P50">$6-31</text:p>
          </table:table-cell>
          <table:table-cell table:style-name="t6.B5" office:value-type="string">
            <text:p text:style-name="P50">$6-41</text:p>
          </table:table-cell>
          <table:table-cell table:style-name="t6.B5" office:value-type="string">
            <text:p text:style-name="P50">$6-51</text:p>
          </table:table-cell>
          <table:table-cell table:style-name="t6.B5" office:value-type="string">
            <text:p text:style-name="P50">$6-61</text:p>
          </table:table-cell>
          <table:table-cell table:style-name="t6.B5" office:value-type="string">
            <text:p text:style-name="P50">$6-71</text:p>
          </table:table-cell>
          <table:table-cell table:style-name="t6.B5" office:value-type="string">
            <text:p text:style-name="P50">$6-81</text:p>
          </table:table-cell>
          <table:table-cell table:style-name="t6.B5" office:value-type="string">
            <text:p text:style-name="P50">$6-01</text:p>
          </table:table-cell>
          <table:table-cell table:style-name="t6.B5" office:value-type="string">
            <text:p text:style-name="P50">$6-11</text:p>
          </table:table-cell>
          <table:table-cell table:style-name="t6.B5" office:value-type="string">
            <text:p text:style-name="P50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9"><text:span text:style-name="T2">0,</text:span>7 Зв/ч</text:p>
          </table:table-cell>
          <table:table-cell table:style-name="t6.B5" office:value-type="string">
            <text:p text:style-name="P50">$6-32</text:p>
          </table:table-cell>
          <table:table-cell table:style-name="t6.B5" office:value-type="string">
            <text:p text:style-name="P50">$6-42</text:p>
          </table:table-cell>
          <table:table-cell table:style-name="t6.B5" office:value-type="string">
            <text:p text:style-name="P50">$6-52</text:p>
          </table:table-cell>
          <table:table-cell table:style-name="t6.B5" office:value-type="string">
            <text:p text:style-name="P50">$6-62</text:p>
          </table:table-cell>
          <table:table-cell table:style-name="t6.B5" office:value-type="string">
            <text:p text:style-name="P50">$6-72</text:p>
          </table:table-cell>
          <table:table-cell table:style-name="t6.B5" office:value-type="string">
            <text:p text:style-name="P50">$6-82</text:p>
          </table:table-cell>
          <table:table-cell table:style-name="t6.B5" office:value-type="string">
            <text:p text:style-name="P50">$6-02</text:p>
          </table:table-cell>
          <table:table-cell table:style-name="t6.B5" office:value-type="string">
            <text:p text:style-name="P50">$6-12</text:p>
          </table:table-cell>
          <table:table-cell table:style-name="t6.B5" office:value-type="string">
            <text:p text:style-name="P50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9">7 Зв/ч</text:p>
          </table:table-cell>
          <table:table-cell table:style-name="t6.B5" office:value-type="string">
            <text:p text:style-name="P50">$6-33</text:p>
          </table:table-cell>
          <table:table-cell table:style-name="t6.B5" office:value-type="string">
            <text:p text:style-name="P50">$6-43</text:p>
          </table:table-cell>
          <table:table-cell table:style-name="t6.B5" office:value-type="string">
            <text:p text:style-name="P50">$6-53</text:p>
          </table:table-cell>
          <table:table-cell table:style-name="t6.B5" office:value-type="string">
            <text:p text:style-name="P50">$6-63</text:p>
          </table:table-cell>
          <table:table-cell table:style-name="t6.B5" office:value-type="string">
            <text:p text:style-name="P50">$6-73</text:p>
          </table:table-cell>
          <table:table-cell table:style-name="t6.B5" office:value-type="string">
            <text:p text:style-name="P50">$6-83</text:p>
          </table:table-cell>
          <table:table-cell table:style-name="t6.B5" office:value-type="string">
            <text:p text:style-name="P50">$6-03</text:p>
          </table:table-cell>
          <table:table-cell table:style-name="t6.B5" office:value-type="string">
            <text:p text:style-name="P50">$6-13</text:p>
          </table:table-cell>
          <table:table-cell table:style-name="t6.B5" office:value-type="string">
            <text:p text:style-name="P50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9"><text:span text:style-name="T2">40</text:span> Зв/ч</text:p>
          </table:table-cell>
          <table:table-cell table:style-name="t6.B9" office:value-type="string">
            <text:p text:style-name="P50">$6-34</text:p>
          </table:table-cell>
          <table:table-cell table:style-name="t6.B9" office:value-type="string">
            <text:p text:style-name="P50">$6-44</text:p>
          </table:table-cell>
          <table:table-cell table:style-name="t6.B9" office:value-type="string">
            <text:p text:style-name="P50">$6-54</text:p>
          </table:table-cell>
          <table:table-cell table:style-name="t6.B9" office:value-type="string">
            <text:p text:style-name="P50">$6-64</text:p>
          </table:table-cell>
          <table:table-cell table:style-name="t6.B9" office:value-type="string">
            <text:p text:style-name="P50">$6-74</text:p>
          </table:table-cell>
          <table:table-cell table:style-name="t6.B9" office:value-type="string">
            <text:p text:style-name="P50">$6-84</text:p>
          </table:table-cell>
          <table:table-cell table:style-name="t6.B9" office:value-type="string">
            <text:p text:style-name="P50">$6-04</text:p>
          </table:table-cell>
          <table:table-cell table:style-name="t6.B9" office:value-type="string">
            <text:p text:style-name="P50">$6-14</text:p>
          </table:table-cell>
          <table:table-cell table:style-name="t6.B9" office:value-type="string">
            <text:p text:style-name="P5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9">Номер источ-ника</text:p>
          </table:table-cell>
          <table:table-cell table:style-name="t7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7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5">Фон, нЗв/ч</text:p>
          </table:table-cell>
          <table:table-cell table:style-name="t7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4"><text:span text:style-name="T27">H</text:span><text:span text:style-name="T16">1</text:span></text:p>
          </table:table-cell>
          <table:table-cell table:style-name="t7.D3" office:value-type="string">
            <text:p text:style-name="P55"><text:span text:style-name="T7">H</text:span><text:span text:style-name="T16">2</text:span></text:p>
          </table:table-cell>
          <table:table-cell table:style-name="t7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9"><text:span text:style-name="T10">0,07</text:span> мкЗв/ч</text:p>
          </table:table-cell>
          <table:table-cell table:style-name="t7.B5" office:value-type="string">
            <text:p text:style-name="P50">$7-30</text:p>
          </table:table-cell>
          <table:table-cell table:style-name="t7.B5" office:value-type="string">
            <text:p text:style-name="P50">$7-40</text:p>
          </table:table-cell>
          <table:table-cell table:style-name="t7.B5" office:value-type="string">
            <text:p text:style-name="P50">$7-50</text:p>
          </table:table-cell>
          <table:table-cell table:style-name="t7.B5" office:value-type="string">
            <text:p text:style-name="P50">$7-60</text:p>
          </table:table-cell>
          <table:table-cell table:style-name="t7.B5" office:value-type="string">
            <text:p text:style-name="P50">$7-70</text:p>
          </table:table-cell>
          <table:table-cell table:style-name="t7.B5" office:value-type="string">
            <text:p text:style-name="P50">$7-80</text:p>
          </table:table-cell>
          <table:table-cell table:style-name="t7.B5" office:value-type="string">
            <text:p text:style-name="P50">$7-00</text:p>
          </table:table-cell>
          <table:table-cell table:style-name="t7.B5" office:value-type="string">
            <text:p text:style-name="P50">$7-10</text:p>
          </table:table-cell>
          <table:table-cell table:style-name="t7.B5" office:value-type="string">
            <text:p text:style-name="P50">$7-20</text:p>
          </table:table-cell>
          <table:table-cell table:style-name="t7.K5" table:number-rows-spanned="8" office:value-type="string">
            <text:p text:style-name="P49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9">0,7 мкЗв/ч</text:p>
          </table:table-cell>
          <table:table-cell table:style-name="t7.B5" office:value-type="string">
            <text:p text:style-name="P50">$7-31</text:p>
          </table:table-cell>
          <table:table-cell table:style-name="t7.B5" office:value-type="string">
            <text:p text:style-name="P50">$7-41</text:p>
          </table:table-cell>
          <table:table-cell table:style-name="t7.B5" office:value-type="string">
            <text:p text:style-name="P50">$7-51</text:p>
          </table:table-cell>
          <table:table-cell table:style-name="t7.B5" office:value-type="string">
            <text:p text:style-name="P50">$7-61</text:p>
          </table:table-cell>
          <table:table-cell table:style-name="t7.B5" office:value-type="string">
            <text:p text:style-name="P50">$7-71</text:p>
          </table:table-cell>
          <table:table-cell table:style-name="t7.B5" office:value-type="string">
            <text:p text:style-name="P50">$7-81</text:p>
          </table:table-cell>
          <table:table-cell table:style-name="t7.B5" office:value-type="string">
            <text:p text:style-name="P50">$7-01</text:p>
          </table:table-cell>
          <table:table-cell table:style-name="t7.B5" office:value-type="string">
            <text:p text:style-name="P50">$7-11</text:p>
          </table:table-cell>
          <table:table-cell table:style-name="t7.B5" office:value-type="string">
            <text:p text:style-name="P50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9">7 мкЗв/ч</text:p>
          </table:table-cell>
          <table:table-cell table:style-name="t7.B5" office:value-type="string">
            <text:p text:style-name="P50">$7-32</text:p>
          </table:table-cell>
          <table:table-cell table:style-name="t7.B5" office:value-type="string">
            <text:p text:style-name="P50">$7-42</text:p>
          </table:table-cell>
          <table:table-cell table:style-name="t7.B5" office:value-type="string">
            <text:p text:style-name="P50">$7-52</text:p>
          </table:table-cell>
          <table:table-cell table:style-name="t7.B5" office:value-type="string">
            <text:p text:style-name="P50">$7-62</text:p>
          </table:table-cell>
          <table:table-cell table:style-name="t7.B5" office:value-type="string">
            <text:p text:style-name="P50">$7-72</text:p>
          </table:table-cell>
          <table:table-cell table:style-name="t7.B5" office:value-type="string">
            <text:p text:style-name="P50">$7-82</text:p>
          </table:table-cell>
          <table:table-cell table:style-name="t7.B5" office:value-type="string">
            <text:p text:style-name="P50">$7-02</text:p>
          </table:table-cell>
          <table:table-cell table:style-name="t7.B5" office:value-type="string">
            <text:p text:style-name="P50">$7-12</text:p>
          </table:table-cell>
          <table:table-cell table:style-name="t7.B5" office:value-type="string">
            <text:p text:style-name="P50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9">70 мкЗв/ч</text:p>
          </table:table-cell>
          <table:table-cell table:style-name="t7.B5" office:value-type="string">
            <text:p text:style-name="P50">$7-33</text:p>
          </table:table-cell>
          <table:table-cell table:style-name="t7.B5" office:value-type="string">
            <text:p text:style-name="P50">$7-43</text:p>
          </table:table-cell>
          <table:table-cell table:style-name="t7.B5" office:value-type="string">
            <text:p text:style-name="P50">$7-53</text:p>
          </table:table-cell>
          <table:table-cell table:style-name="t7.B5" office:value-type="string">
            <text:p text:style-name="P50">$7-63</text:p>
          </table:table-cell>
          <table:table-cell table:style-name="t7.B5" office:value-type="string">
            <text:p text:style-name="P50">$7-73</text:p>
          </table:table-cell>
          <table:table-cell table:style-name="t7.B5" office:value-type="string">
            <text:p text:style-name="P50">$7-83</text:p>
          </table:table-cell>
          <table:table-cell table:style-name="t7.B5" office:value-type="string">
            <text:p text:style-name="P50">$7-03</text:p>
          </table:table-cell>
          <table:table-cell table:style-name="t7.B5" office:value-type="string">
            <text:p text:style-name="P50">$7-13</text:p>
          </table:table-cell>
          <table:table-cell table:style-name="t7.B5" office:value-type="string">
            <text:p text:style-name="P50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9">0.7 мЗв/ч</text:p>
          </table:table-cell>
          <table:table-cell table:style-name="t7.B5" office:value-type="string">
            <text:p text:style-name="P50">$7-34</text:p>
          </table:table-cell>
          <table:table-cell table:style-name="t7.B5" office:value-type="string">
            <text:p text:style-name="P50">$7-44</text:p>
          </table:table-cell>
          <table:table-cell table:style-name="t7.B5" office:value-type="string">
            <text:p text:style-name="P50">$7-54</text:p>
          </table:table-cell>
          <table:table-cell table:style-name="t7.B5" office:value-type="string">
            <text:p text:style-name="P50">$7-64</text:p>
          </table:table-cell>
          <table:table-cell table:style-name="t7.B5" office:value-type="string">
            <text:p text:style-name="P50">$7-74</text:p>
          </table:table-cell>
          <table:table-cell table:style-name="t7.B5" office:value-type="string">
            <text:p text:style-name="P50">$7-84</text:p>
          </table:table-cell>
          <table:table-cell table:style-name="t7.B5" office:value-type="string">
            <text:p text:style-name="P50">$7-04</text:p>
          </table:table-cell>
          <table:table-cell table:style-name="t7.B5" office:value-type="string">
            <text:p text:style-name="P50">$7-14</text:p>
          </table:table-cell>
          <table:table-cell table:style-name="t7.B5" office:value-type="string">
            <text:p text:style-name="P50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9">7,0 мЗв/ч</text:p>
          </table:table-cell>
          <table:table-cell table:style-name="t7.B5" office:value-type="string">
            <text:p text:style-name="P50">$7-35</text:p>
          </table:table-cell>
          <table:table-cell table:style-name="t7.B5" office:value-type="string">
            <text:p text:style-name="P50">$7-45</text:p>
          </table:table-cell>
          <table:table-cell table:style-name="t7.B5" office:value-type="string">
            <text:p text:style-name="P50">$7-55</text:p>
          </table:table-cell>
          <table:table-cell table:style-name="t7.B5" office:value-type="string">
            <text:p text:style-name="P50">$7-65</text:p>
          </table:table-cell>
          <table:table-cell table:style-name="t7.B5" office:value-type="string">
            <text:p text:style-name="P50">$7-75</text:p>
          </table:table-cell>
          <table:table-cell table:style-name="t7.B5" office:value-type="string">
            <text:p text:style-name="P50">$7-85</text:p>
          </table:table-cell>
          <table:table-cell table:style-name="t7.B5" office:value-type="string">
            <text:p text:style-name="P50">$7-05</text:p>
          </table:table-cell>
          <table:table-cell table:style-name="t7.B5" office:value-type="string">
            <text:p text:style-name="P50">$7-15</text:p>
          </table:table-cell>
          <table:table-cell table:style-name="t7.B5" office:value-type="string">
            <text:p text:style-name="P50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9">70 мЗв/ч</text:p>
          </table:table-cell>
          <table:table-cell table:style-name="t7.B5" office:value-type="string">
            <text:p text:style-name="P50">$7-36</text:p>
          </table:table-cell>
          <table:table-cell table:style-name="t7.B5" office:value-type="string">
            <text:p text:style-name="P50">$7-46</text:p>
          </table:table-cell>
          <table:table-cell table:style-name="t7.B5" office:value-type="string">
            <text:p text:style-name="P50">$7-56</text:p>
          </table:table-cell>
          <table:table-cell table:style-name="t7.B5" office:value-type="string">
            <text:p text:style-name="P50">$7-66</text:p>
          </table:table-cell>
          <table:table-cell table:style-name="t7.B5" office:value-type="string">
            <text:p text:style-name="P50">$7-76</text:p>
          </table:table-cell>
          <table:table-cell table:style-name="t7.B5" office:value-type="string">
            <text:p text:style-name="P50">$7-86</text:p>
          </table:table-cell>
          <table:table-cell table:style-name="t7.B5" office:value-type="string">
            <text:p text:style-name="P50">$7-06</text:p>
          </table:table-cell>
          <table:table-cell table:style-name="t7.B5" office:value-type="string">
            <text:p text:style-name="P50">$7-16</text:p>
          </table:table-cell>
          <table:table-cell table:style-name="t7.B5" office:value-type="string">
            <text:p text:style-name="P50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9">0,7 Зв/ч</text:p>
          </table:table-cell>
          <table:table-cell table:style-name="t7.B12" office:value-type="string">
            <text:p text:style-name="P50">$7-37</text:p>
          </table:table-cell>
          <table:table-cell table:style-name="t7.B12" office:value-type="string">
            <text:p text:style-name="P50">$7-47</text:p>
          </table:table-cell>
          <table:table-cell table:style-name="t7.B12" office:value-type="string">
            <text:p text:style-name="P50">$7-57</text:p>
          </table:table-cell>
          <table:table-cell table:style-name="t7.B12" office:value-type="string">
            <text:p text:style-name="P50">$7-67</text:p>
          </table:table-cell>
          <table:table-cell table:style-name="t7.B12" office:value-type="string">
            <text:p text:style-name="P50">$7-77</text:p>
          </table:table-cell>
          <table:table-cell table:style-name="t7.B12" office:value-type="string">
            <text:p text:style-name="P50">$7-87</text:p>
          </table:table-cell>
          <table:table-cell table:style-name="t7.B12" office:value-type="string">
            <text:p text:style-name="P50">$7-07</text:p>
          </table:table-cell>
          <table:table-cell table:style-name="t7.B12" office:value-type="string">
            <text:p text:style-name="P50">$7-17</text:p>
          </table:table-cell>
          <table:table-cell table:style-name="t7.B12" office:value-type="string">
            <text:p text:style-name="P5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1">Мощность <text:span text:style-name="T10">кермы в воздухе</text:span>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9">Номер источ-ника</text:p>
          </table:table-cell>
          <table:table-cell table:style-name="t8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8.B2" table:number-columns-spanned="5" office:value-type="string">
            <text:p text:style-name="P5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5">Фон, нГр/ч</text:p>
          </table:table-cell>
          <table:table-cell table:style-name="t8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4"><text:span text:style-name="T27">H</text:span><text:span text:style-name="T16">1</text:span></text:p>
          </table:table-cell>
          <table:table-cell table:style-name="t8.D3" office:value-type="string">
            <text:p text:style-name="P55"><text:span text:style-name="T7">H</text:span><text:span text:style-name="T16">2</text:span></text:p>
          </table:table-cell>
          <table:table-cell table:style-name="t8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9">0,<text:span text:style-name="T2">03</text:span> мк<text:span text:style-name="T10">Гр</text:span>/ч</text:p>
          </table:table-cell>
          <table:table-cell table:style-name="t8.B5" office:value-type="string">
            <text:p text:style-name="P50">$8-30</text:p>
          </table:table-cell>
          <table:table-cell table:style-name="t8.B5" office:value-type="string">
            <text:p text:style-name="P50">$8-40</text:p>
          </table:table-cell>
          <table:table-cell table:style-name="t8.B5" office:value-type="string">
            <text:p text:style-name="P50">$8-50</text:p>
          </table:table-cell>
          <table:table-cell table:style-name="t8.B5" office:value-type="string">
            <text:p text:style-name="P50">$8-60</text:p>
          </table:table-cell>
          <table:table-cell table:style-name="t8.B5" office:value-type="string">
            <text:p text:style-name="P50">$8-70</text:p>
          </table:table-cell>
          <table:table-cell table:style-name="t8.B5" office:value-type="string">
            <text:p text:style-name="P50">$8-80</text:p>
          </table:table-cell>
          <table:table-cell table:style-name="t8.B5" office:value-type="string">
            <text:p text:style-name="P50">$8-00</text:p>
          </table:table-cell>
          <table:table-cell table:style-name="t8.B5" office:value-type="string">
            <text:p text:style-name="P50">$8-10</text:p>
          </table:table-cell>
          <table:table-cell table:style-name="t8.B5" office:value-type="string">
            <text:p text:style-name="P50">$8-20</text:p>
          </table:table-cell>
          <table:table-cell table:style-name="t8.K5" table:number-rows-spanned="8" office:value-type="string">
            <text:p text:style-name="P49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9">0,<text:span text:style-name="T10">7</text:span> мк<text:span text:style-name="T10">Гр</text:span>/ч</text:p>
          </table:table-cell>
          <table:table-cell table:style-name="t8.B5" office:value-type="string">
            <text:p text:style-name="P50">$8-31</text:p>
          </table:table-cell>
          <table:table-cell table:style-name="t8.B5" office:value-type="string">
            <text:p text:style-name="P50">$8-41</text:p>
          </table:table-cell>
          <table:table-cell table:style-name="t8.B5" office:value-type="string">
            <text:p text:style-name="P50">$8-51</text:p>
          </table:table-cell>
          <table:table-cell table:style-name="t8.B5" office:value-type="string">
            <text:p text:style-name="P50">$8-61</text:p>
          </table:table-cell>
          <table:table-cell table:style-name="t8.B5" office:value-type="string">
            <text:p text:style-name="P50">$8-71</text:p>
          </table:table-cell>
          <table:table-cell table:style-name="t8.B5" office:value-type="string">
            <text:p text:style-name="P50">$8-81</text:p>
          </table:table-cell>
          <table:table-cell table:style-name="t8.B5" office:value-type="string">
            <text:p text:style-name="P50">$8-01</text:p>
          </table:table-cell>
          <table:table-cell table:style-name="t8.B5" office:value-type="string">
            <text:p text:style-name="P50">$8-11</text:p>
          </table:table-cell>
          <table:table-cell table:style-name="t8.B5" office:value-type="string">
            <text:p text:style-name="P50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9">7 мк<text:span text:style-name="T10">Гр</text:span>/ч</text:p>
          </table:table-cell>
          <table:table-cell table:style-name="t8.B5" office:value-type="string">
            <text:p text:style-name="P50">$8-32</text:p>
          </table:table-cell>
          <table:table-cell table:style-name="t8.B5" office:value-type="string">
            <text:p text:style-name="P50">$8-42</text:p>
          </table:table-cell>
          <table:table-cell table:style-name="t8.B5" office:value-type="string">
            <text:p text:style-name="P50">$8-52</text:p>
          </table:table-cell>
          <table:table-cell table:style-name="t8.B5" office:value-type="string">
            <text:p text:style-name="P50">$8-62</text:p>
          </table:table-cell>
          <table:table-cell table:style-name="t8.B5" office:value-type="string">
            <text:p text:style-name="P50">$8-72</text:p>
          </table:table-cell>
          <table:table-cell table:style-name="t8.B5" office:value-type="string">
            <text:p text:style-name="P50">$8-82</text:p>
          </table:table-cell>
          <table:table-cell table:style-name="t8.B5" office:value-type="string">
            <text:p text:style-name="P50">$8-02</text:p>
          </table:table-cell>
          <table:table-cell table:style-name="t8.B5" office:value-type="string">
            <text:p text:style-name="P50">$8-12</text:p>
          </table:table-cell>
          <table:table-cell table:style-name="t8.B5" office:value-type="string">
            <text:p text:style-name="P50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9">70 мк<text:span text:style-name="T10">Гр</text:span>/ч</text:p>
          </table:table-cell>
          <table:table-cell table:style-name="t8.B5" office:value-type="string">
            <text:p text:style-name="P50">$8-33</text:p>
          </table:table-cell>
          <table:table-cell table:style-name="t8.B5" office:value-type="string">
            <text:p text:style-name="P50">$8-43</text:p>
          </table:table-cell>
          <table:table-cell table:style-name="t8.B5" office:value-type="string">
            <text:p text:style-name="P50">$8-53</text:p>
          </table:table-cell>
          <table:table-cell table:style-name="t8.B5" office:value-type="string">
            <text:p text:style-name="P50">$8-63</text:p>
          </table:table-cell>
          <table:table-cell table:style-name="t8.B5" office:value-type="string">
            <text:p text:style-name="P50">$8-73</text:p>
          </table:table-cell>
          <table:table-cell table:style-name="t8.B5" office:value-type="string">
            <text:p text:style-name="P50">$8-83</text:p>
          </table:table-cell>
          <table:table-cell table:style-name="t8.B5" office:value-type="string">
            <text:p text:style-name="P50">$8-03</text:p>
          </table:table-cell>
          <table:table-cell table:style-name="t8.B5" office:value-type="string">
            <text:p text:style-name="P50">$8-13</text:p>
          </table:table-cell>
          <table:table-cell table:style-name="t8.B5" office:value-type="string">
            <text:p text:style-name="P50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9">0.7 м<text:span text:style-name="T10">Гр</text:span>/ч</text:p>
          </table:table-cell>
          <table:table-cell table:style-name="t8.B5" office:value-type="string">
            <text:p text:style-name="P50">$8-34</text:p>
          </table:table-cell>
          <table:table-cell table:style-name="t8.B5" office:value-type="string">
            <text:p text:style-name="P50">$8-44</text:p>
          </table:table-cell>
          <table:table-cell table:style-name="t8.B5" office:value-type="string">
            <text:p text:style-name="P50">$8-54</text:p>
          </table:table-cell>
          <table:table-cell table:style-name="t8.B5" office:value-type="string">
            <text:p text:style-name="P50">$8-64</text:p>
          </table:table-cell>
          <table:table-cell table:style-name="t8.B5" office:value-type="string">
            <text:p text:style-name="P50">$8-74</text:p>
          </table:table-cell>
          <table:table-cell table:style-name="t8.B5" office:value-type="string">
            <text:p text:style-name="P50">$8-84</text:p>
          </table:table-cell>
          <table:table-cell table:style-name="t8.B5" office:value-type="string">
            <text:p text:style-name="P50">$8-04</text:p>
          </table:table-cell>
          <table:table-cell table:style-name="t8.B5" office:value-type="string">
            <text:p text:style-name="P50">$8-14</text:p>
          </table:table-cell>
          <table:table-cell table:style-name="t8.B5" office:value-type="string">
            <text:p text:style-name="P50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9">7,0 м<text:span text:style-name="T10">Гр</text:span>/ч</text:p>
          </table:table-cell>
          <table:table-cell table:style-name="t8.B5" office:value-type="string">
            <text:p text:style-name="P50">$8-35</text:p>
          </table:table-cell>
          <table:table-cell table:style-name="t8.B5" office:value-type="string">
            <text:p text:style-name="P50">$8-45</text:p>
          </table:table-cell>
          <table:table-cell table:style-name="t8.B5" office:value-type="string">
            <text:p text:style-name="P50">$8-55</text:p>
          </table:table-cell>
          <table:table-cell table:style-name="t8.B5" office:value-type="string">
            <text:p text:style-name="P50">$8-65</text:p>
          </table:table-cell>
          <table:table-cell table:style-name="t8.B5" office:value-type="string">
            <text:p text:style-name="P50">$8-75</text:p>
          </table:table-cell>
          <table:table-cell table:style-name="t8.B5" office:value-type="string">
            <text:p text:style-name="P50">$8-85</text:p>
          </table:table-cell>
          <table:table-cell table:style-name="t8.B5" office:value-type="string">
            <text:p text:style-name="P50">$8-05</text:p>
          </table:table-cell>
          <table:table-cell table:style-name="t8.B5" office:value-type="string">
            <text:p text:style-name="P50">$8-15</text:p>
          </table:table-cell>
          <table:table-cell table:style-name="t8.B5" office:value-type="string">
            <text:p text:style-name="P50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9">70 м<text:span text:style-name="T10">Гр</text:span>/ч</text:p>
          </table:table-cell>
          <table:table-cell table:style-name="t8.B5" office:value-type="string">
            <text:p text:style-name="P50">$8-36</text:p>
          </table:table-cell>
          <table:table-cell table:style-name="t8.B5" office:value-type="string">
            <text:p text:style-name="P50">$8-46</text:p>
          </table:table-cell>
          <table:table-cell table:style-name="t8.B5" office:value-type="string">
            <text:p text:style-name="P50">$8-56</text:p>
          </table:table-cell>
          <table:table-cell table:style-name="t8.B5" office:value-type="string">
            <text:p text:style-name="P50">$8-66</text:p>
          </table:table-cell>
          <table:table-cell table:style-name="t8.B5" office:value-type="string">
            <text:p text:style-name="P50">$8-76</text:p>
          </table:table-cell>
          <table:table-cell table:style-name="t8.B5" office:value-type="string">
            <text:p text:style-name="P50">$8-86</text:p>
          </table:table-cell>
          <table:table-cell table:style-name="t8.B5" office:value-type="string">
            <text:p text:style-name="P50">$8-06</text:p>
          </table:table-cell>
          <table:table-cell table:style-name="t8.B5" office:value-type="string">
            <text:p text:style-name="P50">$8-16</text:p>
          </table:table-cell>
          <table:table-cell table:style-name="t8.B5" office:value-type="string">
            <text:p text:style-name="P50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9">0,7 <text:span text:style-name="T10">Гр</text:span>/ч</text:p>
          </table:table-cell>
          <table:table-cell table:style-name="t8.B12" office:value-type="string">
            <text:p text:style-name="P50">$8-37</text:p>
          </table:table-cell>
          <table:table-cell table:style-name="t8.B12" office:value-type="string">
            <text:p text:style-name="P50">$8-47</text:p>
          </table:table-cell>
          <table:table-cell table:style-name="t8.B12" office:value-type="string">
            <text:p text:style-name="P50">$8-57</text:p>
          </table:table-cell>
          <table:table-cell table:style-name="t8.B12" office:value-type="string">
            <text:p text:style-name="P50">$8-67</text:p>
          </table:table-cell>
          <table:table-cell table:style-name="t8.B12" office:value-type="string">
            <text:p text:style-name="P50">$8-77</text:p>
          </table:table-cell>
          <table:table-cell table:style-name="t8.B12" office:value-type="string">
            <text:p text:style-name="P50">$8-87</text:p>
          </table:table-cell>
          <table:table-cell table:style-name="t8.B12" office:value-type="string">
            <text:p text:style-name="P50">$8-07</text:p>
          </table:table-cell>
          <table:table-cell table:style-name="t8.B12" office:value-type="string">
            <text:p text:style-name="P50">$8-17</text:p>
          </table:table-cell>
          <table:table-cell table:style-name="t8.B12" office:value-type="string">
            <text:p text:style-name="P5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9">Номер источ-ника</text:p>
          </table:table-cell>
          <table:table-cell table:style-name="t9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9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5">Фон, нЗв/ч</text:p>
          </table:table-cell>
          <table:table-cell table:style-name="t9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4"><text:span text:style-name="T27">H</text:span><text:span text:style-name="T16">1</text:span></text:p>
          </table:table-cell>
          <table:table-cell table:style-name="t9.D3" office:value-type="string">
            <text:p text:style-name="P55"><text:span text:style-name="T7">H</text:span><text:span text:style-name="T16">2</text:span></text:p>
          </table:table-cell>
          <table:table-cell table:style-name="t9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9"><text:span text:style-name="T10">0,07</text:span> мкЗв/ч</text:p>
          </table:table-cell>
          <table:table-cell table:style-name="t9.B5" office:value-type="string">
            <text:p text:style-name="P50">$9-30</text:p>
          </table:table-cell>
          <table:table-cell table:style-name="t9.B5" office:value-type="string">
            <text:p text:style-name="P50">$9-40</text:p>
          </table:table-cell>
          <table:table-cell table:style-name="t9.B5" office:value-type="string">
            <text:p text:style-name="P50">$9-50</text:p>
          </table:table-cell>
          <table:table-cell table:style-name="t9.B5" office:value-type="string">
            <text:p text:style-name="P50">$9-60</text:p>
          </table:table-cell>
          <table:table-cell table:style-name="t9.B5" office:value-type="string">
            <text:p text:style-name="P50">$9-70</text:p>
          </table:table-cell>
          <table:table-cell table:style-name="t9.B5" office:value-type="string">
            <text:p text:style-name="P50">$9-80</text:p>
          </table:table-cell>
          <table:table-cell table:style-name="t9.B5" office:value-type="string">
            <text:p text:style-name="P50">$9-00</text:p>
          </table:table-cell>
          <table:table-cell table:style-name="t9.B5" office:value-type="string">
            <text:p text:style-name="P50">$9-10</text:p>
          </table:table-cell>
          <table:table-cell table:style-name="t9.B5" office:value-type="string">
            <text:p text:style-name="P50">$9-20</text:p>
          </table:table-cell>
          <table:table-cell table:style-name="t9.K5" table:number-rows-spanned="9" office:value-type="string">
            <text:p text:style-name="P49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9">0,7 мкЗв/ч</text:p>
          </table:table-cell>
          <table:table-cell table:style-name="t9.B5" office:value-type="string">
            <text:p text:style-name="P50">$9-31</text:p>
          </table:table-cell>
          <table:table-cell table:style-name="t9.B5" office:value-type="string">
            <text:p text:style-name="P50">$9-41</text:p>
          </table:table-cell>
          <table:table-cell table:style-name="t9.B5" office:value-type="string">
            <text:p text:style-name="P50">$9-51</text:p>
          </table:table-cell>
          <table:table-cell table:style-name="t9.B5" office:value-type="string">
            <text:p text:style-name="P50">$9-61</text:p>
          </table:table-cell>
          <table:table-cell table:style-name="t9.B5" office:value-type="string">
            <text:p text:style-name="P50">$9-71</text:p>
          </table:table-cell>
          <table:table-cell table:style-name="t9.B5" office:value-type="string">
            <text:p text:style-name="P50">$9-81</text:p>
          </table:table-cell>
          <table:table-cell table:style-name="t9.B5" office:value-type="string">
            <text:p text:style-name="P50">$9-01</text:p>
          </table:table-cell>
          <table:table-cell table:style-name="t9.B5" office:value-type="string">
            <text:p text:style-name="P50">$9-11</text:p>
          </table:table-cell>
          <table:table-cell table:style-name="t9.B5" office:value-type="string">
            <text:p text:style-name="P50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9">7 мкЗв/ч</text:p>
          </table:table-cell>
          <table:table-cell table:style-name="t9.B5" office:value-type="string">
            <text:p text:style-name="P50">$9-32</text:p>
          </table:table-cell>
          <table:table-cell table:style-name="t9.B5" office:value-type="string">
            <text:p text:style-name="P50">$9-42</text:p>
          </table:table-cell>
          <table:table-cell table:style-name="t9.B5" office:value-type="string">
            <text:p text:style-name="P50">$9-52</text:p>
          </table:table-cell>
          <table:table-cell table:style-name="t9.B5" office:value-type="string">
            <text:p text:style-name="P50">$9-62</text:p>
          </table:table-cell>
          <table:table-cell table:style-name="t9.B5" office:value-type="string">
            <text:p text:style-name="P50">$9-72</text:p>
          </table:table-cell>
          <table:table-cell table:style-name="t9.B5" office:value-type="string">
            <text:p text:style-name="P50">$9-82</text:p>
          </table:table-cell>
          <table:table-cell table:style-name="t9.B5" office:value-type="string">
            <text:p text:style-name="P50">$9-02</text:p>
          </table:table-cell>
          <table:table-cell table:style-name="t9.B5" office:value-type="string">
            <text:p text:style-name="P50">$9-12</text:p>
          </table:table-cell>
          <table:table-cell table:style-name="t9.B5" office:value-type="string">
            <text:p text:style-name="P50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9">70 мкЗв/ч</text:p>
          </table:table-cell>
          <table:table-cell table:style-name="t9.B5" office:value-type="string">
            <text:p text:style-name="P50">$9-33</text:p>
          </table:table-cell>
          <table:table-cell table:style-name="t9.B5" office:value-type="string">
            <text:p text:style-name="P50">$9-43</text:p>
          </table:table-cell>
          <table:table-cell table:style-name="t9.B5" office:value-type="string">
            <text:p text:style-name="P50">$9-53</text:p>
          </table:table-cell>
          <table:table-cell table:style-name="t9.B5" office:value-type="string">
            <text:p text:style-name="P50">$9-63</text:p>
          </table:table-cell>
          <table:table-cell table:style-name="t9.B5" office:value-type="string">
            <text:p text:style-name="P50">$9-73</text:p>
          </table:table-cell>
          <table:table-cell table:style-name="t9.B5" office:value-type="string">
            <text:p text:style-name="P50">$9-83</text:p>
          </table:table-cell>
          <table:table-cell table:style-name="t9.B5" office:value-type="string">
            <text:p text:style-name="P50">$9-03</text:p>
          </table:table-cell>
          <table:table-cell table:style-name="t9.B5" office:value-type="string">
            <text:p text:style-name="P50">$9-13</text:p>
          </table:table-cell>
          <table:table-cell table:style-name="t9.B5" office:value-type="string">
            <text:p text:style-name="P50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9">0.7 мЗв/ч</text:p>
          </table:table-cell>
          <table:table-cell table:style-name="t9.B5" office:value-type="string">
            <text:p text:style-name="P50">$9-34</text:p>
          </table:table-cell>
          <table:table-cell table:style-name="t9.B5" office:value-type="string">
            <text:p text:style-name="P50">$9-44</text:p>
          </table:table-cell>
          <table:table-cell table:style-name="t9.B5" office:value-type="string">
            <text:p text:style-name="P50">$9-54</text:p>
          </table:table-cell>
          <table:table-cell table:style-name="t9.B5" office:value-type="string">
            <text:p text:style-name="P50">$9-64</text:p>
          </table:table-cell>
          <table:table-cell table:style-name="t9.B5" office:value-type="string">
            <text:p text:style-name="P50">$9-74</text:p>
          </table:table-cell>
          <table:table-cell table:style-name="t9.B5" office:value-type="string">
            <text:p text:style-name="P50">$9-84</text:p>
          </table:table-cell>
          <table:table-cell table:style-name="t9.B5" office:value-type="string">
            <text:p text:style-name="P50">$9-04</text:p>
          </table:table-cell>
          <table:table-cell table:style-name="t9.B5" office:value-type="string">
            <text:p text:style-name="P50">$9-14</text:p>
          </table:table-cell>
          <table:table-cell table:style-name="t9.B5" office:value-type="string">
            <text:p text:style-name="P50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9">7,0 мЗв/ч</text:p>
          </table:table-cell>
          <table:table-cell table:style-name="t9.B5" office:value-type="string">
            <text:p text:style-name="P50">$9-35</text:p>
          </table:table-cell>
          <table:table-cell table:style-name="t9.B5" office:value-type="string">
            <text:p text:style-name="P50">$9-45</text:p>
          </table:table-cell>
          <table:table-cell table:style-name="t9.B5" office:value-type="string">
            <text:p text:style-name="P50">$9-55</text:p>
          </table:table-cell>
          <table:table-cell table:style-name="t9.B5" office:value-type="string">
            <text:p text:style-name="P50">$9-65</text:p>
          </table:table-cell>
          <table:table-cell table:style-name="t9.B5" office:value-type="string">
            <text:p text:style-name="P50">$9-75</text:p>
          </table:table-cell>
          <table:table-cell table:style-name="t9.B5" office:value-type="string">
            <text:p text:style-name="P50">$9-85</text:p>
          </table:table-cell>
          <table:table-cell table:style-name="t9.B5" office:value-type="string">
            <text:p text:style-name="P50">$9-05</text:p>
          </table:table-cell>
          <table:table-cell table:style-name="t9.B5" office:value-type="string">
            <text:p text:style-name="P50">$9-15</text:p>
          </table:table-cell>
          <table:table-cell table:style-name="t9.B5" office:value-type="string">
            <text:p text:style-name="P50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9">70 мЗв/ч</text:p>
          </table:table-cell>
          <table:table-cell table:style-name="t9.B5" office:value-type="string">
            <text:p text:style-name="P50">$9-36</text:p>
          </table:table-cell>
          <table:table-cell table:style-name="t9.B5" office:value-type="string">
            <text:p text:style-name="P50">$9-46</text:p>
          </table:table-cell>
          <table:table-cell table:style-name="t9.B5" office:value-type="string">
            <text:p text:style-name="P50">$9-56</text:p>
          </table:table-cell>
          <table:table-cell table:style-name="t9.B5" office:value-type="string">
            <text:p text:style-name="P50">$9-66</text:p>
          </table:table-cell>
          <table:table-cell table:style-name="t9.B5" office:value-type="string">
            <text:p text:style-name="P50">$9-76</text:p>
          </table:table-cell>
          <table:table-cell table:style-name="t9.B5" office:value-type="string">
            <text:p text:style-name="P50">$9-86</text:p>
          </table:table-cell>
          <table:table-cell table:style-name="t9.B5" office:value-type="string">
            <text:p text:style-name="P50">$9-06</text:p>
          </table:table-cell>
          <table:table-cell table:style-name="t9.B5" office:value-type="string">
            <text:p text:style-name="P50">$9-16</text:p>
          </table:table-cell>
          <table:table-cell table:style-name="t9.B5" office:value-type="string">
            <text:p text:style-name="P50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9">0,<text:span text:style-name="T10">35</text:span> Зв/ч</text:p>
          </table:table-cell>
          <table:table-cell table:style-name="t9.B5" office:value-type="string">
            <text:p text:style-name="P50">$9-37</text:p>
          </table:table-cell>
          <table:table-cell table:style-name="t9.B5" office:value-type="string">
            <text:p text:style-name="P50">$9-47</text:p>
          </table:table-cell>
          <table:table-cell table:style-name="t9.B5" office:value-type="string">
            <text:p text:style-name="P50">$9-57</text:p>
          </table:table-cell>
          <table:table-cell table:style-name="t9.B5" office:value-type="string">
            <text:p text:style-name="P50">$9-67</text:p>
          </table:table-cell>
          <table:table-cell table:style-name="t9.B5" office:value-type="string">
            <text:p text:style-name="P50">$9-77</text:p>
          </table:table-cell>
          <table:table-cell table:style-name="t9.B5" office:value-type="string">
            <text:p text:style-name="P50">$9-87</text:p>
          </table:table-cell>
          <table:table-cell table:style-name="t9.B5" office:value-type="string">
            <text:p text:style-name="P50">$9-07</text:p>
          </table:table-cell>
          <table:table-cell table:style-name="t9.B5" office:value-type="string">
            <text:p text:style-name="P50">$9-17</text:p>
          </table:table-cell>
          <table:table-cell table:style-name="t9.B5" office:value-type="string">
            <text:p text:style-name="P50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9"><text:span text:style-name="T10">0</text:span>,<text:span text:style-name="T10">5 </text:span>Зв/ч</text:p>
          </table:table-cell>
          <table:table-cell table:style-name="t9.B13" office:value-type="string">
            <text:p text:style-name="P50">$9-38</text:p>
          </table:table-cell>
          <table:table-cell table:style-name="t9.B13" office:value-type="string">
            <text:p text:style-name="P50">$9-48</text:p>
          </table:table-cell>
          <table:table-cell table:style-name="t9.B13" office:value-type="string">
            <text:p text:style-name="P50">$9-58</text:p>
          </table:table-cell>
          <table:table-cell table:style-name="t9.B13" office:value-type="string">
            <text:p text:style-name="P50">$9-68</text:p>
          </table:table-cell>
          <table:table-cell table:style-name="t9.B13" office:value-type="string">
            <text:p text:style-name="P50">$9-78</text:p>
          </table:table-cell>
          <table:table-cell table:style-name="t9.B13" office:value-type="string">
            <text:p text:style-name="P50">$9-88</text:p>
          </table:table-cell>
          <table:table-cell table:style-name="t9.B13" office:value-type="string">
            <text:p text:style-name="P50">$9-08</text:p>
          </table:table-cell>
          <table:table-cell table:style-name="t9.B13" office:value-type="string">
            <text:p text:style-name="P50">$9-18</text:p>
          </table:table-cell>
          <table:table-cell table:style-name="t9.B13" office:value-type="string">
            <text:p text:style-name="P5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</text:span><text:span text:style-name="T22">0</text:span><text:span text:style-name="T18">i</text:span> ,<text:line-break/>с<text:span text:style-name="T14">-1</text:span>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18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8">ИБН-8-6</text:p>
            <text:p text:style-name="P57"><text:span text:style-name="T2"><text:s text:c="3"/></text:span>№<text:span text:style-name="T2">010</text:span></text:p>
            <text:p text:style-name="P57"><text:span text:style-name="T2">R=1,0</text:span>м</text:p>
            <text:p text:style-name="P59">B(R)=0,863</text:p>
            <text:p text:style-name="P57"><text:span text:style-name="T5"></text:span><text:span text:style-name="T18">0i</text:span><text:span text:style-name="T2">=235</text:span></text:p>
            <text:p text:style-name="P58">210<text:span text:style-name="T14">2</text:span> - 10<text:span text:style-name="T14">3</text:span></text:p>
          </table:table-cell>
          <table:table-cell table:style-name="t10.F2" office:value-type="string">
            <text:p text:style-name="P58">ИБН-8-6</text:p>
            <text:p text:style-name="P57"><text:span text:style-name="T2"><text:s text:c="3"/></text:span>№<text:span text:style-name="T2">010</text:span></text:p>
            <text:p text:style-name="P57"><text:span text:style-name="T2">R=0,5</text:span>м</text:p>
            <text:p text:style-name="P59">B(R)=0,965</text:p>
            <text:p text:style-name="P57"><text:span text:style-name="T5"></text:span><text:span text:style-name="T18">0i</text:span><text:span text:style-name="T2">=986</text:span></text:p>
            <text:p text:style-name="P58">2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</text:span><text:span text:style-name="T22">0</text:span><text:span text:style-name="T18">i</text:span>, с<text:span text:style-name="T14">-1</text:span>см<text:span text:style-name="T14">-2 </text:span><text:span text:style-name="T45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</text:span><text:span text:style-name="T18">i</text:span>, с<text:span text:style-name="T14">-1</text:span>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</text:span><text:span text:style-name="T19">np</text:span><text:span text:style-name="T18">i</text:span>, <text:span text:style-name="T16">с</text:span><text:span text:style-name="T14">-1</text:span><text:span text:style-name="T16"></text:span><text:span text:style-name="T45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6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11.B2" office:value-type="string">
            <text:p text:style-name="P58">ИБН-8-6</text:p>
            <text:p text:style-name="P57">№<text:span text:style-name="T2">010</text:span></text:p>
            <text:p text:style-name="P57"><text:span text:style-name="T2">R=1,0</text:span>м</text:p>
            <text:p text:style-name="P57"><text:span text:style-name="T2">B(R)=0,</text:span>980</text:p>
            <text:p text:style-name="P57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60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8">ИБН-8-6</text:p>
            <text:p text:style-name="P57">№<text:span text:style-name="T2">010</text:span></text:p>
            <text:p text:style-name="P57"><text:span text:style-name="T2">R=0,5</text:span>м</text:p>
            <text:p text:style-name="P57"><text:span text:style-name="T2">B(R)=0,9</text:span>95</text:p>
            <text:p text:style-name="P57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60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6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</text:span><text:span text:style-name="T16">1</text:span></text:p>
          </table:table-cell>
          <table:table-cell table:style-name="t12.D4" office:value-type="string">
            <text:p text:style-name="P43"><text:span text:style-name="T48"></text:span><text:span text:style-name="T16">2</text:span></text:p>
          </table:table-cell>
          <table:table-cell table:style-name="t12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---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</text:span><text:span text:style-name="T16">1</text:span></text:p>
          </table:table-cell>
          <table:table-cell table:style-name="t13.D4" office:value-type="string">
            <text:p text:style-name="P43"><text:span text:style-name="T48"></text:span><text:span text:style-name="T16">2</text:span></text:p>
          </table:table-cell>
          <table:table-cell table:style-name="t13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---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51"></text:span><text:span text:style-name="T16">1</text:span></text:p>
          </table:table-cell>
          <table:table-cell table:style-name="t25.D4" office:value-type="string">
            <text:p text:style-name="P43"><text:span text:style-name="T48"></text:span><text:span text:style-name="T16">2</text:span></text:p>
          </table:table-cell>
          <table:table-cell table:style-name="t25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---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</text:span><text:span text:style-name="T16">1</text:span></text:p>
          </table:table-cell>
          <table:table-cell table:style-name="t14.D4" office:value-type="string">
            <text:p text:style-name="P43"><text:span text:style-name="T48"></text:span><text:span text:style-name="T16">2</text:span></text:p>
          </table:table-cell>
          <table:table-cell table:style-name="t14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---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</text:span><text:span text:style-name="T16">1</text:span></text:p>
          </table:table-cell>
          <table:table-cell table:style-name="t15.D4" office:value-type="string">
            <text:p text:style-name="P43"><text:span text:style-name="T48"></text:span><text:span text:style-name="T16">2</text:span></text:p>
          </table:table-cell>
          <table:table-cell table:style-name="t15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---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51"></text:span><text:span text:style-name="T16">1</text:span></text:p>
          </table:table-cell>
          <table:table-cell table:style-name="t26.D4" office:value-type="string">
            <text:p text:style-name="P43"><text:span text:style-name="T48"></text:span><text:span text:style-name="T16">2</text:span></text:p>
          </table:table-cell>
          <table:table-cell table:style-name="t26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---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1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9">Номер источ-ника</text:p>
          </table:table-cell>
          <table:table-cell table:style-name="t19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19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5">Фон, нЗв/ч</text:p>
          </table:table-cell>
          <table:table-cell table:style-name="t19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4"><text:span text:style-name="T27">H</text:span><text:span text:style-name="T16">1</text:span></text:p>
          </table:table-cell>
          <table:table-cell table:style-name="t19.D3" office:value-type="string">
            <text:p text:style-name="P55"><text:span text:style-name="T7">H</text:span><text:span text:style-name="T16">2</text:span></text:p>
          </table:table-cell>
          <table:table-cell table:style-name="t19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9"><text:span text:style-name="T2">0,07</text:span> мкЗв/ч</text:p>
          </table:table-cell>
          <table:table-cell table:style-name="t19.B5" office:value-type="string">
            <text:p text:style-name="P50">$19-30</text:p>
          </table:table-cell>
          <table:table-cell table:style-name="t19.B5" office:value-type="string">
            <text:p text:style-name="P50">$19-40</text:p>
          </table:table-cell>
          <table:table-cell table:style-name="t19.B5" office:value-type="string">
            <text:p text:style-name="P50">$19-50</text:p>
          </table:table-cell>
          <table:table-cell table:style-name="t19.B5" office:value-type="string">
            <text:p text:style-name="P50">$19-60</text:p>
          </table:table-cell>
          <table:table-cell table:style-name="t19.B5" office:value-type="string">
            <text:p text:style-name="P50">$19-70</text:p>
          </table:table-cell>
          <table:table-cell table:style-name="t19.B5" office:value-type="string">
            <text:p text:style-name="P50">$19-80</text:p>
          </table:table-cell>
          <table:table-cell table:style-name="t19.B5" office:value-type="string">
            <text:p text:style-name="P50">$19-00</text:p>
          </table:table-cell>
          <table:table-cell table:style-name="t19.B5" office:value-type="string">
            <text:p text:style-name="P50">$19-10</text:p>
          </table:table-cell>
          <table:table-cell table:style-name="t19.B5" office:value-type="string">
            <text:p text:style-name="P50">$19-20</text:p>
          </table:table-cell>
          <table:table-cell table:style-name="t19.K5" table:number-rows-spanned="4" office:value-type="string">
            <text:p text:style-name="P49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9">0,7 мкЗв/ч</text:p>
          </table:table-cell>
          <table:table-cell table:style-name="t19.B5" office:value-type="string">
            <text:p text:style-name="P50">$19-31</text:p>
          </table:table-cell>
          <table:table-cell table:style-name="t19.B5" office:value-type="string">
            <text:p text:style-name="P50">$19-41</text:p>
          </table:table-cell>
          <table:table-cell table:style-name="t19.B5" office:value-type="string">
            <text:p text:style-name="P50">$19-51</text:p>
          </table:table-cell>
          <table:table-cell table:style-name="t19.B5" office:value-type="string">
            <text:p text:style-name="P50">$19-61</text:p>
          </table:table-cell>
          <table:table-cell table:style-name="t19.B5" office:value-type="string">
            <text:p text:style-name="P50">$19-71</text:p>
          </table:table-cell>
          <table:table-cell table:style-name="t19.B5" office:value-type="string">
            <text:p text:style-name="P50">$19-81</text:p>
          </table:table-cell>
          <table:table-cell table:style-name="t19.B5" office:value-type="string">
            <text:p text:style-name="P50">$19-01</text:p>
          </table:table-cell>
          <table:table-cell table:style-name="t19.B5" office:value-type="string">
            <text:p text:style-name="P50">$19-11</text:p>
          </table:table-cell>
          <table:table-cell table:style-name="t19.B5" office:value-type="string">
            <text:p text:style-name="P50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9">7 мкЗв/ч</text:p>
          </table:table-cell>
          <table:table-cell table:style-name="t19.B5" office:value-type="string">
            <text:p text:style-name="P50">$19-32</text:p>
          </table:table-cell>
          <table:table-cell table:style-name="t19.B5" office:value-type="string">
            <text:p text:style-name="P50">$19-42</text:p>
          </table:table-cell>
          <table:table-cell table:style-name="t19.B5" office:value-type="string">
            <text:p text:style-name="P50">$19-52</text:p>
          </table:table-cell>
          <table:table-cell table:style-name="t19.B5" office:value-type="string">
            <text:p text:style-name="P50">$19-62</text:p>
          </table:table-cell>
          <table:table-cell table:style-name="t19.B5" office:value-type="string">
            <text:p text:style-name="P50">$19-72</text:p>
          </table:table-cell>
          <table:table-cell table:style-name="t19.B5" office:value-type="string">
            <text:p text:style-name="P50">$19-82</text:p>
          </table:table-cell>
          <table:table-cell table:style-name="t19.B5" office:value-type="string">
            <text:p text:style-name="P50">$19-02</text:p>
          </table:table-cell>
          <table:table-cell table:style-name="t19.B5" office:value-type="string">
            <text:p text:style-name="P50">$19-12</text:p>
          </table:table-cell>
          <table:table-cell table:style-name="t19.B5" office:value-type="string">
            <text:p text:style-name="P50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9">70 мкЗв/ч</text:p>
          </table:table-cell>
          <table:table-cell table:style-name="t19.B8" office:value-type="string">
            <text:p text:style-name="P50">$19-33</text:p>
          </table:table-cell>
          <table:table-cell table:style-name="t19.B8" office:value-type="string">
            <text:p text:style-name="P50">$19-43</text:p>
          </table:table-cell>
          <table:table-cell table:style-name="t19.B8" office:value-type="string">
            <text:p text:style-name="P50">$19-53</text:p>
          </table:table-cell>
          <table:table-cell table:style-name="t19.B8" office:value-type="string">
            <text:p text:style-name="P50">$19-63</text:p>
          </table:table-cell>
          <table:table-cell table:style-name="t19.B8" office:value-type="string">
            <text:p text:style-name="P50">$19-73</text:p>
          </table:table-cell>
          <table:table-cell table:style-name="t19.B8" office:value-type="string">
            <text:p text:style-name="P50">$19-83</text:p>
          </table:table-cell>
          <table:table-cell table:style-name="t19.B8" office:value-type="string">
            <text:p text:style-name="P50">$19-03</text:p>
          </table:table-cell>
          <table:table-cell table:style-name="t19.B8" office:value-type="string">
            <text:p text:style-name="P50">$19-13</text:p>
          </table:table-cell>
          <table:table-cell table:style-name="t19.B8" office:value-type="string">
            <text:p text:style-name="P5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</text:span><text:span text:style-name="T16">1</text:span></text:p>
          </table:table-cell>
          <table:table-cell table:style-name="t20.D4" office:value-type="string">
            <text:p text:style-name="P43"><text:span text:style-name="T48"></text:span><text:span text:style-name="T16">2</text:span></text:p>
          </table:table-cell>
          <table:table-cell table:style-name="t20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---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</text:span><text:span text:style-name="T16">1</text:span></text:p>
          </table:table-cell>
          <table:table-cell table:style-name="t21.D4" office:value-type="string">
            <text:p text:style-name="P43"><text:span text:style-name="T48"></text:span><text:span text:style-name="T16">2</text:span></text:p>
          </table:table-cell>
          <table:table-cell table:style-name="t21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---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1">Мощность амбиентной эквивалент-ной дозы в <text:span text:style-name="T10">контроль-</text:span></text:p>
            <text:p text:style-name="P51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9">Номер источ-ника</text:p>
          </table:table-cell>
          <table:table-cell table:style-name="t22.B2" table:number-rows-spanned="3" office:value-type="string">
            <text:p text:style-name="P49">Рассто-яние до источ-ника, </text:p>
            <text:p text:style-name="P52">R, см</text:p>
          </table:table-cell>
          <table:table-cell table:style-name="t22.B2" table:number-columns-spanned="5" office:value-type="string">
            <text:p text:style-name="P5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9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9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3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8"><text:span text:style-name="T61">Предел основной </text:span><text:span text:style-name="T10">относи-тельной</text:span> <text:span text:style-name="T2">погреш-ности</text:span>, </text:p>
            <text:p text:style-name="P48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5">Фон, нЗв/ч</text:p>
          </table:table-cell>
          <table:table-cell table:style-name="t22.D3" table:number-columns-spanned="3" office:value-type="string">
            <text:p text:style-name="P55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5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4"><text:span text:style-name="T27">H</text:span><text:span text:style-name="T16">1</text:span></text:p>
          </table:table-cell>
          <table:table-cell table:style-name="t22.D3" office:value-type="string">
            <text:p text:style-name="P55"><text:span text:style-name="T7">H</text:span><text:span text:style-name="T16">2</text:span></text:p>
          </table:table-cell>
          <table:table-cell table:style-name="t22.D3" office:value-type="string">
            <text:p text:style-name="P55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9">0,7 мкЗв/ч</text:p>
          </table:table-cell>
          <table:table-cell table:style-name="t22.B5" office:value-type="string">
            <text:p text:style-name="P50">$22-30</text:p>
          </table:table-cell>
          <table:table-cell table:style-name="t22.B5" office:value-type="string">
            <text:p text:style-name="P50">$22-40</text:p>
          </table:table-cell>
          <table:table-cell table:style-name="t22.B5" office:value-type="string">
            <text:p text:style-name="P50">$22-50</text:p>
          </table:table-cell>
          <table:table-cell table:style-name="t22.B5" office:value-type="string">
            <text:p text:style-name="P50">$22-60</text:p>
          </table:table-cell>
          <table:table-cell table:style-name="t22.B5" office:value-type="string">
            <text:p text:style-name="P50">$22-70</text:p>
          </table:table-cell>
          <table:table-cell table:style-name="t22.B5" office:value-type="string">
            <text:p text:style-name="P50">$22-80</text:p>
          </table:table-cell>
          <table:table-cell table:style-name="t22.B5" office:value-type="string">
            <text:p text:style-name="P50">$22-00</text:p>
          </table:table-cell>
          <table:table-cell table:style-name="t22.B5" office:value-type="string">
            <text:p text:style-name="P50">$22-10</text:p>
          </table:table-cell>
          <table:table-cell table:style-name="t22.B5" office:value-type="string">
            <text:p text:style-name="P50">$22-20</text:p>
          </table:table-cell>
          <table:table-cell table:style-name="t22.K5" table:number-rows-spanned="6" office:value-type="string">
            <text:p text:style-name="P49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9">7 мкЗв/ч</text:p>
          </table:table-cell>
          <table:table-cell table:style-name="t22.B5" office:value-type="string">
            <text:p text:style-name="P50">$22-31</text:p>
          </table:table-cell>
          <table:table-cell table:style-name="t22.B5" office:value-type="string">
            <text:p text:style-name="P50">$22-41</text:p>
          </table:table-cell>
          <table:table-cell table:style-name="t22.B5" office:value-type="string">
            <text:p text:style-name="P50">$22-51</text:p>
          </table:table-cell>
          <table:table-cell table:style-name="t22.B5" office:value-type="string">
            <text:p text:style-name="P50">$22-61</text:p>
          </table:table-cell>
          <table:table-cell table:style-name="t22.B5" office:value-type="string">
            <text:p text:style-name="P50">$22-71</text:p>
          </table:table-cell>
          <table:table-cell table:style-name="t22.B5" office:value-type="string">
            <text:p text:style-name="P50">$22-81</text:p>
          </table:table-cell>
          <table:table-cell table:style-name="t22.B5" office:value-type="string">
            <text:p text:style-name="P50">$22-01</text:p>
          </table:table-cell>
          <table:table-cell table:style-name="t22.B5" office:value-type="string">
            <text:p text:style-name="P50">$22-11</text:p>
          </table:table-cell>
          <table:table-cell table:style-name="t22.B5" office:value-type="string">
            <text:p text:style-name="P50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9">70 мкЗв/ч</text:p>
          </table:table-cell>
          <table:table-cell table:style-name="t22.B5" office:value-type="string">
            <text:p text:style-name="P50">$22-32</text:p>
          </table:table-cell>
          <table:table-cell table:style-name="t22.B5" office:value-type="string">
            <text:p text:style-name="P50">$22-42</text:p>
          </table:table-cell>
          <table:table-cell table:style-name="t22.B5" office:value-type="string">
            <text:p text:style-name="P50">$22-52</text:p>
          </table:table-cell>
          <table:table-cell table:style-name="t22.B5" office:value-type="string">
            <text:p text:style-name="P50">$22-62</text:p>
          </table:table-cell>
          <table:table-cell table:style-name="t22.B5" office:value-type="string">
            <text:p text:style-name="P50">$22-72</text:p>
          </table:table-cell>
          <table:table-cell table:style-name="t22.B5" office:value-type="string">
            <text:p text:style-name="P50">$22-82</text:p>
          </table:table-cell>
          <table:table-cell table:style-name="t22.B5" office:value-type="string">
            <text:p text:style-name="P50">$22-02</text:p>
          </table:table-cell>
          <table:table-cell table:style-name="t22.B5" office:value-type="string">
            <text:p text:style-name="P50">$22-12</text:p>
          </table:table-cell>
          <table:table-cell table:style-name="t22.B5" office:value-type="string">
            <text:p text:style-name="P50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9">0.7 мЗв/ч</text:p>
          </table:table-cell>
          <table:table-cell table:style-name="t22.B5" office:value-type="string">
            <text:p text:style-name="P50">$22-33</text:p>
          </table:table-cell>
          <table:table-cell table:style-name="t22.B5" office:value-type="string">
            <text:p text:style-name="P50">$22-43</text:p>
          </table:table-cell>
          <table:table-cell table:style-name="t22.B5" office:value-type="string">
            <text:p text:style-name="P50">$22-53</text:p>
          </table:table-cell>
          <table:table-cell table:style-name="t22.B5" office:value-type="string">
            <text:p text:style-name="P50">$22-63</text:p>
          </table:table-cell>
          <table:table-cell table:style-name="t22.B5" office:value-type="string">
            <text:p text:style-name="P50">$22-73</text:p>
          </table:table-cell>
          <table:table-cell table:style-name="t22.B5" office:value-type="string">
            <text:p text:style-name="P50">$22-83</text:p>
          </table:table-cell>
          <table:table-cell table:style-name="t22.B5" office:value-type="string">
            <text:p text:style-name="P50">$22-03</text:p>
          </table:table-cell>
          <table:table-cell table:style-name="t22.B5" office:value-type="string">
            <text:p text:style-name="P50">$22-13</text:p>
          </table:table-cell>
          <table:table-cell table:style-name="t22.B5" office:value-type="string">
            <text:p text:style-name="P50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9">7,0 мЗв/ч</text:p>
          </table:table-cell>
          <table:table-cell table:style-name="t22.B5" office:value-type="string">
            <text:p text:style-name="P50">$22-34</text:p>
          </table:table-cell>
          <table:table-cell table:style-name="t22.B5" office:value-type="string">
            <text:p text:style-name="P50">$22-44</text:p>
          </table:table-cell>
          <table:table-cell table:style-name="t22.B5" office:value-type="string">
            <text:p text:style-name="P50">$22-54</text:p>
          </table:table-cell>
          <table:table-cell table:style-name="t22.B5" office:value-type="string">
            <text:p text:style-name="P50">$22-64</text:p>
          </table:table-cell>
          <table:table-cell table:style-name="t22.B5" office:value-type="string">
            <text:p text:style-name="P50">$22-74</text:p>
          </table:table-cell>
          <table:table-cell table:style-name="t22.B5" office:value-type="string">
            <text:p text:style-name="P50">$22-84</text:p>
          </table:table-cell>
          <table:table-cell table:style-name="t22.B5" office:value-type="string">
            <text:p text:style-name="P50">$22-04</text:p>
          </table:table-cell>
          <table:table-cell table:style-name="t22.B5" office:value-type="string">
            <text:p text:style-name="P50">$22-14</text:p>
          </table:table-cell>
          <table:table-cell table:style-name="t22.B5" office:value-type="string">
            <text:p text:style-name="P50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9">20 мЗв/ч</text:p>
          </table:table-cell>
          <table:table-cell table:style-name="t22.B10" office:value-type="string">
            <text:p text:style-name="P50">$22-35</text:p>
          </table:table-cell>
          <table:table-cell table:style-name="t22.B10" office:value-type="string">
            <text:p text:style-name="P50">$22-45</text:p>
          </table:table-cell>
          <table:table-cell table:style-name="t22.B10" office:value-type="string">
            <text:p text:style-name="P50">$22-55</text:p>
          </table:table-cell>
          <table:table-cell table:style-name="t22.B10" office:value-type="string">
            <text:p text:style-name="P50">$22-65</text:p>
          </table:table-cell>
          <table:table-cell table:style-name="t22.B10" office:value-type="string">
            <text:p text:style-name="P50">$22-75</text:p>
          </table:table-cell>
          <table:table-cell table:style-name="t22.B10" office:value-type="string">
            <text:p text:style-name="P50">$22-85</text:p>
          </table:table-cell>
          <table:table-cell table:style-name="t22.B10" office:value-type="string">
            <text:p text:style-name="P50">$22-05</text:p>
          </table:table-cell>
          <table:table-cell table:style-name="t22.B10" office:value-type="string">
            <text:p text:style-name="P50">$22-15</text:p>
          </table:table-cell>
          <table:table-cell table:style-name="t22.B10" office:value-type="string">
            <text:p text:style-name="P50">$22-25</text:p>
          </table:table-cell>
          <table:covered-table-cell/>
        </table:table-row>
      </table:table>
      <text:p text:style-name="P4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6-24T13:15:17.53</dc:date>
    <meta:editing-duration>P3DT3H5M15S</meta:editing-duration>
    <meta:editing-cycles>301</meta:editing-cycles>
    <meta:generator>OpenOffice/4.1.6$Win32 OpenOffice.org_project/416m1$Build-9790</meta:generator>
    <meta:document-statistic meta:table-count="39" meta:image-count="0" meta:object-count="0" meta:page-count="10" meta:paragraph-count="1862" meta:word-count="3291" meta:character-count="21216"/>
  </office:meta>
</office:document-meta>
</file>